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fo:language="it" fo:country="IT"/>
    </style:style>
    <style:style style:name="P2" style:family="paragraph" style:parent-style-name="Footnote">
      <style:text-properties fo:language="it" fo:country="IT" fo:font-style="italic" style:font-style-asian="italic" style:font-style-complex="italic"/>
    </style:style>
    <style:style style:name="P3" style:family="paragraph" style:parent-style-name="Footnote">
      <style:text-properties fo:language="it" fo:country="IT" fo:font-style="italic" fo:background-color="transparent" style:font-style-asian="italic" style:font-style-complex="italic"/>
    </style:style>
    <style:style style:name="P4" style:family="paragraph" style:parent-style-name="Footnote">
      <style:text-properties fo:language="it" fo:country="IT" fo:background-color="transparent"/>
    </style:style>
    <style:style style:name="P5" style:family="paragraph" style:parent-style-name="Footnote">
      <style:text-properties fo:language="it" fo:country="IT" fo:font-style="normal" style:font-style-asian="normal" style:font-style-complex="normal"/>
    </style:style>
    <style:style style:name="P6" style:family="paragraph" style:parent-style-name="Footnote">
      <style:text-properties fo:language="en" fo:country="US"/>
    </style:style>
    <style:style style:name="P7" style:family="paragraph" style:parent-style-name="Footnote">
      <style:text-properties fo:language="en" fo:country="US" fo:background-color="transparent"/>
    </style:style>
    <style:style style:name="P8" style:family="paragraph" style:parent-style-name="Footnote">
      <style:text-properties fo:font-weight="normal" style:font-weight-asian="normal" style:font-weight-complex="normal"/>
    </style:style>
    <style:style style:name="P9" style:family="paragraph" style:parent-style-name="Footnote">
      <style:text-properties fo:background-color="transparent"/>
    </style:style>
    <style:style style:name="P10" style:family="paragraph" style:parent-style-name="Footnote">
      <style:paragraph-properties fo:text-align="justify" style:justify-single-word="false"/>
    </style:style>
    <style:style style:name="P11" style:family="paragraph" style:parent-style-name="Footnote">
      <style:text-properties fo:font-size="10pt" style:font-size-asian="10pt" style:font-size-complex="10pt"/>
    </style:style>
    <style:style style:name="P12" style:family="paragraph" style:parent-style-name="Footnote">
      <style:text-properties fo:font-size="10pt" fo:language="it" fo:country="IT" style:font-size-asian="10pt" style:font-size-complex="10pt"/>
    </style:style>
    <style:style style:name="P13" style:family="paragraph" style:parent-style-name="Footnote">
      <style:text-properties fo:font-size="10pt" fo:language="it" fo:country="IT" fo:background-color="transparent" style:font-size-asian="10pt" style:font-size-complex="10pt"/>
    </style:style>
    <style:style style:name="P14" style:family="paragraph" style:parent-style-name="Footnote">
      <style:text-properties fo:font-style="italic" style:font-style-asian="italic" style:font-style-complex="italic"/>
    </style:style>
    <style:style style:name="P15" style:family="paragraph" style:parent-style-name="Footnote">
      <style:text-properties fo:font-style="normal" style:font-style-asian="normal" style:font-style-complex="normal"/>
    </style:style>
    <style:style style:name="P16" style:family="paragraph" style:parent-style-name="Standard">
      <style:text-properties fo:language="it" fo:country="IT"/>
    </style:style>
    <style:style style:name="P17" style:family="paragraph" style:parent-style-name="Standard">
      <style:paragraph-properties fo:text-align="start" style:justify-single-word="false"/>
      <style:text-properties fo:language="it" fo:country="IT"/>
    </style:style>
    <style:style style:name="P18" style:family="paragraph" style:parent-style-name="Standard">
      <style:text-properties style:font-name="Times New Roman" style:font-name-complex="Times New Roman"/>
    </style:style>
    <style:style style:name="P19" style:family="paragraph" style:parent-style-name="Standard">
      <style:text-properties style:font-name="Times New Roman" fo:font-size="12pt" fo:language="en" fo:country="US" style:font-size-asian="12pt" style:font-name-complex="Times New Roman" style:font-size-complex="12pt"/>
    </style:style>
    <style:style style:name="P20" style:family="paragraph" style:parent-style-name="Standard">
      <style:text-properties style:font-name="Times New Roman" fo:font-size="12pt" fo:language="en" fo:country="US" style:font-size-asian="12pt" style:font-name-complex="Times New Roman" style:font-size-complex="12pt" text:display="true"/>
    </style:style>
    <style:style style:name="P21" style:family="paragraph" style:parent-style-name="Standard">
      <style:text-properties style:font-name="Times New Roman" fo:language="en" fo:country="US" style:font-name-complex="Times New Roman"/>
    </style:style>
    <style:style style:name="P22" style:family="paragraph" style:parent-style-name="Standard">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23"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24"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26" style:family="paragraph" style:parent-style-name="Standard">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27"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28" style:family="paragraph" style:parent-style-name="Standard">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29"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30"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31"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33" style:family="paragraph" style:parent-style-name="Standard">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P34" style:family="paragraph" style:parent-style-name="Standard">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35" style:family="paragraph" style:parent-style-name="Standard">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36" style:family="paragraph" style:parent-style-name="Standard">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P37" style:family="paragraph" style:parent-style-name="Standard">
      <style:text-properties fo:language="en" fo:country="US"/>
    </style:style>
    <style:style style:name="P38" style:family="paragraph" style:parent-style-name="Standard">
      <style:text-properties fo:language="en" fo:country="US" fo:font-weight="normal" style:font-weight-asian="normal" style:font-weight-complex="normal"/>
    </style:style>
    <style:style style:name="P39" style:family="paragraph" style:parent-style-name="Standard">
      <style:paragraph-properties fo:text-align="start" style:justify-single-word="false"/>
      <style:text-properties fo:language="en" fo:country="US" fo:font-weight="normal" style:font-weight-asian="normal" style:font-weight-complex="normal"/>
    </style:style>
    <style:style style:name="P40" style:family="paragraph" style:parent-style-name="Standard">
      <style:text-properties fo:language="en" fo:country="US" fo:font-weight="bold" style:font-weight-asian="bold" style:font-weight-complex="bold"/>
    </style:style>
    <style:style style:name="P41" style:family="paragraph" style:parent-style-name="Standard">
      <style:paragraph-properties fo:text-align="start" style:justify-single-word="false"/>
      <style:text-properties fo:language="en" fo:country="US" fo:font-weight="bold" style:font-weight-asian="bold" style:font-weight-complex="bold"/>
    </style:style>
    <style:style style:name="P42" style:family="paragraph" style:parent-style-name="Standard">
      <style:paragraph-properties fo:text-align="center" style:justify-single-word="false"/>
      <style:text-properties fo:language="en" fo:country="US" fo:font-weight="bold" style:font-weight-asian="bold" style:font-weight-complex="bold"/>
    </style:style>
    <style:style style:name="P43" style:family="paragraph" style:parent-style-name="Standard">
      <style:paragraph-properties fo:text-align="start" style:justify-single-word="false"/>
      <style:text-properties fo:language="en" fo:country="US"/>
    </style:style>
    <style:style style:name="P44" style:family="paragraph" style:parent-style-name="Standard">
      <style:text-properties fo:language="en" fo:country="US" style:language-asian="zh" style:country-asian="CN" style:language-complex="hi" style:country-complex="IN"/>
    </style:style>
    <style:style style:name="P45" style:family="paragraph" style:parent-style-name="Standard">
      <style:paragraph-properties fo:text-align="start" style:justify-single-word="false"/>
    </style:style>
    <style:style style:name="P46" style:family="paragraph" style:parent-style-name="Standard">
      <style:text-properties fo:font-variant="small-caps" fo:language="en" fo:country="US" style:language-asian="zh" style:country-asian="CN" style:language-complex="hi" style:country-complex="IN"/>
    </style:style>
    <style:style style:name="P47" style:family="paragraph" style:parent-style-name="Standard">
      <style:paragraph-properties fo:margin-left="0.4925in" fo:margin-right="0in" fo:text-indent="0in" style:auto-text-indent="false"/>
    </style:style>
    <style:style style:name="P48" style:family="paragraph" style:parent-style-name="Standard">
      <style:paragraph-properties fo:margin-left="0.4925in" fo:margin-right="0in" fo:text-indent="0in" style:auto-text-indent="false"/>
      <style:text-properties style:font-name="Times New Roman" style:font-name-complex="Times New Roman"/>
    </style:style>
    <style:style style:name="P49" style:family="paragraph" style:parent-style-name="Standard">
      <style:paragraph-properties fo:margin-left="0.4925in" fo:margin-right="0in" fo:text-indent="0in" style:auto-text-indent="false"/>
      <style:text-properties style:font-name="Times New Roman" fo:language="en" fo:country="US" style:font-name-complex="Times New Roman"/>
    </style:style>
    <style:style style:name="P50"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P51"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52"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3"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54"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55"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56"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P57"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58"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P59"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60"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61"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62"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P63" style:family="paragraph" style:parent-style-name="Standard">
      <style:paragraph-properties fo:margin-left="0.4925in" fo:margin-right="0in" fo:text-indent="0in" style:auto-text-indent="false"/>
      <style:text-properties fo:font-variant="normal" fo:text-transform="none" fo:color="#000000" style:font-name="Times New Roman1" fo:font-size="12pt" fo:letter-spacing="normal" fo:language="en" fo:country="US" fo:font-style="normal" style:text-underline-style="none" fo:font-weight="normal" style:font-size-asian="12pt" style:font-style-asian="normal" style:font-weight-asian="normal" style:font-name-complex="Times New Roman1" style:font-size-complex="12pt" style:font-style-complex="normal"/>
    </style:style>
    <style:style style:name="P64" style:family="paragraph" style:parent-style-name="Standard">
      <style:paragraph-properties fo:margin-left="0.4925in" fo:margin-right="0in" fo:text-indent="0in" style:auto-text-indent="false"/>
      <style:text-properties fo:language="it" fo:country="IT" fo:font-style="normal" style:font-style-asian="normal" style:font-style-complex="normal"/>
    </style:style>
    <style:style style:name="P65" style:family="paragraph" style:parent-style-name="Standard">
      <style:paragraph-properties fo:margin-left="0.4925in" fo:margin-right="0in" fo:text-indent="0in" style:auto-text-indent="false"/>
      <style:text-properties fo:language="en" fo:country="US"/>
    </style:style>
    <style:style style:name="P66" style:family="paragraph" style:parent-style-name="Standard">
      <style:paragraph-properties fo:margin-left="0.4925in" fo:margin-right="0in" fo:text-indent="0in" style:auto-text-indent="false"/>
      <style:text-properties fo:language="en" fo:country="US" fo:font-style="normal" style:font-style-asian="normal" style:font-style-complex="normal"/>
    </style:style>
    <style:style style:name="P67" style:family="paragraph" style:parent-style-name="Standard">
      <style:paragraph-properties fo:margin-left="0.4925in" fo:margin-right="0in" fo:text-indent="0in" style:auto-text-indent="false"/>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P68" style:family="paragraph" style:parent-style-name="Standard">
      <style:paragraph-properties fo:margin-left="0.4925in" fo:margin-right="0in" fo:text-indent="0in" style:auto-text-indent="false"/>
      <style:text-properties style:font-name="Times New Roman1" fo:language="en" fo:country="US" fo:font-style="normal" fo:font-weight="normal" style:font-name-asian="SimSun1" style:font-style-asian="normal" style:font-weight-asian="normal" style:font-name-complex="Times New Roman1" style:font-style-complex="normal" style:font-weight-complex="normal"/>
    </style:style>
    <style:style style:name="P69" style:family="paragraph" style:parent-style-name="Standard">
      <style:paragraph-properties fo:margin-left="0.9846in" fo:margin-right="0in" fo:text-indent="0in" style:auto-text-indent="false"/>
    </style:style>
    <style:style style:name="P70"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fo:font-weight="normal" style:font-size-asian="12pt" style:font-style-asian="italic" style:font-weight-asian="normal" style:font-name-complex="Times New Roman" style:font-size-complex="12pt" style:font-style-complex="italic"/>
    </style:style>
    <style:style style:name="P71"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P72"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73" style:family="paragraph" style:parent-style-name="Standard">
      <style:paragraph-properties fo:margin-left="0.9846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74" style:family="paragraph" style:parent-style-name="Standard">
      <style:paragraph-properties fo:margin-left="0in" fo:margin-right="0in" fo:text-indent="0in" style:auto-text-indent="false"/>
    </style:style>
    <style:style style:name="P75"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76"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77"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P78" style:family="paragraph" style:parent-style-name="Standard">
      <style:paragraph-properties fo:margin-left="0in" fo:margin-right="0in" fo:text-indent="0in" style:auto-text-indent="false"/>
      <style:text-properties fo:language="en" fo:country="US"/>
    </style:style>
    <style:style style:name="P79" style:family="paragraph" style:parent-style-name="Footnote">
      <style:paragraph-properties fo:margin-left="0in" fo:margin-right="0in" fo:text-indent="0in" style:auto-text-indent="false"/>
    </style:style>
    <style:style style:name="P80" style:family="paragraph" style:parent-style-name="Footnote">
      <style:paragraph-properties fo:margin-left="0in" fo:margin-right="0in" fo:text-indent="0in" style:auto-text-indent="false"/>
      <style:text-properties fo:language="it" fo:country="IT"/>
    </style:style>
    <style:style style:name="P81" style:family="paragraph" style:parent-style-name="Footnote">
      <style:paragraph-properties fo:background-color="transparent">
        <style:background-image/>
      </style:paragraph-properties>
      <style:text-properties fo:language="it" fo:country="IT" fo:background-color="transparent"/>
    </style:style>
    <style:style style:name="P82" style:family="paragraph" style:parent-style-name="Standard">
      <style:paragraph-properties fo:margin-left="0.0937in" fo:margin-right="0in" fo:orphans="0" fo:widows="0" fo:hyphenation-ladder-count="no-limit" fo:text-indent="0in" style:auto-text-indent="false" style:writing-mode="lr-tb">
        <style:tab-stops>
          <style:tab-stop style:position="0.4945in"/>
        </style:tab-stops>
      </style:paragraph-properties>
      <style:text-properties style:font-name="Times New Roman" fo:language="en" fo:country="US" style:font-name-complex="Times New Roman" fo:hyphenate="false" fo:hyphenation-remain-char-count="2" fo:hyphenation-push-char-count="2"/>
    </style:style>
    <style:style style:name="P83" style:family="paragraph" style:parent-style-name="Standard" style:master-page-name="Standard">
      <style:paragraph-properties style:page-number="auto"/>
      <style:text-properties fo:language="en" fo:country="US"/>
    </style:style>
    <style:style style:name="P84" style:family="paragraph" style:parent-style-name="Standard">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P85" style:family="paragraph" style:parent-style-name="Standard">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86" style:family="paragraph" style:parent-style-name="Standard">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P87" style:family="paragraph" style:parent-style-name="Standard">
      <style:text-properties style:font-name="Times New Roman" fo:font-size="12pt" fo:language="en" fo:country="US" style:font-size-asian="12pt" style:font-name-complex="Times New Roman" style:font-size-complex="12pt"/>
    </style:style>
    <style:style style:name="P88" style:family="paragraph" style:parent-style-name="Standard">
      <style:text-properties style:font-name="Times New Roman" fo:font-size="12pt" fo:language="en" fo:country="US" style:font-size-asian="12pt" style:font-name-complex="Times New Roman" style:font-size-complex="12pt" text:display="true"/>
    </style:style>
    <style:style style:name="P89" style:family="paragraph" style:parent-style-name="Standard">
      <style:text-properties style:font-name="Times New Roman" fo:language="en" fo:country="US" style:font-name-complex="Times New Roman"/>
    </style:style>
    <style:style style:name="P90" style:family="paragraph" style:parent-style-name="Standard">
      <style:text-properties fo:language="en" fo:country="US"/>
    </style:style>
    <style:style style:name="P91" style:family="paragraph" style:parent-style-name="Standard">
      <style:paragraph-properties fo:margin-left="0.4925in" fo:margin-right="0in" fo:text-indent="0in" style:auto-text-indent="false"/>
    </style:style>
    <style:style style:name="P92" style:family="paragraph" style:parent-style-name="Standard">
      <style:paragraph-properties fo:margin-left="0.4925in" fo:margin-right="0in" fo:text-indent="0in" style:auto-text-indent="false"/>
      <style:text-properties style:font-name="Times New Roman" fo:language="en" fo:country="US" style:font-name-complex="Times New Roman"/>
    </style:style>
    <style:style style:name="P93" style:family="paragraph" style:parent-style-name="Standard">
      <style:paragraph-properties fo:margin-left="0.4925in" fo:margin-right="0in" fo:text-indent="0in" style:auto-text-indent="false"/>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P94" style:family="paragraph" style:parent-style-name="Standard">
      <style:paragraph-properties fo:margin-left="0.4925in" fo:margin-right="0in" fo:text-indent="0in" style:auto-text-indent="false"/>
      <style:text-properties fo:language="en" fo:country="US"/>
    </style:style>
    <style:style style:name="P95" style:family="paragraph" style:parent-style-name="Footnote">
      <style:text-properties fo:language="it" fo:country="IT"/>
    </style:style>
    <style:style style:name="P96" style:family="paragraph" style:parent-style-name="Footnote">
      <style:text-properties fo:language="it" fo:country="IT" fo:font-style="italic" style:font-style-asian="italic" style:font-style-complex="italic"/>
    </style:style>
    <style:style style:name="P97" style:family="paragraph" style:parent-style-name="Footnote">
      <style:text-properties fo:font-size="10pt" fo:language="it" fo:country="IT" style:font-size-asian="10pt" style:font-size-complex="10pt"/>
    </style:style>
    <style:style style:name="P98" style:family="paragraph" style:parent-style-name="Footnote">
      <style:text-properties fo:font-size="10pt" fo:language="it" fo:country="IT" fo:background-color="transparent" style:font-size-asian="10pt" style:font-size-complex="10pt"/>
    </style:style>
    <style:style style:name="P99" style:family="paragraph" style:parent-style-name="Footnote">
      <style:text-properties fo:font-size="10pt" style:font-size-asian="10pt" style:font-size-complex="10pt"/>
    </style:style>
    <style:style style:name="P100" style:family="paragraph" style:parent-style-name="Footnote">
      <style:text-properties fo:language="en" fo:country="US"/>
    </style:style>
    <style:style style:name="T1" style:family="text">
      <style:text-properties fo:language="it" fo:country="IT"/>
    </style:style>
    <style:style style:name="T2" style:family="text">
      <style:text-properties fo:language="it" fo:country="IT" style:language-asian="zh" style:country-asian="CN" style:language-complex="hi" style:country-complex="IN"/>
    </style:style>
    <style:style style:name="T3" style:family="text">
      <style:text-properties fo:language="it" fo:country="IT" fo:font-style="italic" style:font-style-asian="italic" style:font-style-complex="italic"/>
    </style:style>
    <style:style style:name="T4" style:family="text">
      <style:text-properties fo:language="it" fo:country="IT" fo:font-style="normal" style:font-style-asian="normal" style:font-style-complex="normal"/>
    </style:style>
    <style:style style:name="T5" style:family="text">
      <style:text-properties fo:language="it" fo:country="IT" fo:font-style="normal" fo:background-color="transparent" style:font-style-asian="normal" style:font-style-complex="normal"/>
    </style:style>
    <style:style style:name="T6" style:family="text">
      <style:text-properties fo:language="it" fo:country="IT" fo:font-weight="bold" style:font-weight-asian="bold" style:font-weight-complex="bold"/>
    </style:style>
    <style:style style:name="T7" style:family="text">
      <style:text-properties fo:language="it" fo:country="IT" fo:background-color="transparent"/>
    </style:style>
    <style:style style:name="T8" style:family="text">
      <style:text-properties fo:color="#ff0000" fo:language="en" fo:country="US" style:language-asian="zh" style:country-asian="CN" style:language-complex="hi" style:country-complex="IN"/>
    </style:style>
    <style:style style:name="T9" style:family="text">
      <style:text-properties fo:color="#ff0000" fo:language="en" fo:country="US" fo:background-color="transparent" style:language-asian="zh" style:country-asian="CN" style:language-complex="hi" style:country-complex="IN"/>
    </style:style>
    <style:style style:name="T10" style:family="text">
      <style:text-properties fo:color="#ff0000" style:language-asian="zh" style:country-asian="CN" style:language-complex="hi" style:country-complex="IN"/>
    </style:style>
    <style:style style:name="T11" style:family="text">
      <style:text-properties fo:color="#ff0000" fo:font-style="italic" style:language-asian="zh" style:country-asian="CN" style:font-style-asian="italic" style:language-complex="hi" style:country-complex="IN" style:font-style-complex="italic"/>
    </style:style>
    <style:style style:name="T12" style:family="text">
      <style:text-properties fo:color="#00cccc" style:language-asian="zh" style:country-asian="CN" style:language-complex="hi" style:country-complex="IN"/>
    </style:style>
    <style:style style:name="T13" style:family="text">
      <style:text-properties fo:color="#00cccc" fo:language="en" fo:country="US" style:language-asian="zh" style:country-asian="CN" style:language-complex="hi" style:country-complex="IN"/>
    </style:style>
    <style:style style:name="T14" style:family="text">
      <style:text-properties fo:color="#0000ff" style:language-asian="zh" style:country-asian="CN" style:language-complex="hi" style:country-complex="IN"/>
    </style:style>
    <style:style style:name="T15" style:family="text">
      <style:text-properties fo:color="#0000ff" fo:background-color="transparent" style:language-asian="zh" style:country-asian="CN" style:language-complex="hi" style:country-complex="IN"/>
    </style:style>
    <style:style style:name="T16" style:family="text">
      <style:text-properties fo:color="#0000ff" fo:language="en" fo:country="US" style:language-asian="zh" style:country-asian="CN" style:language-complex="hi" style:country-complex="IN"/>
    </style:style>
    <style:style style:name="T17" style:family="text">
      <style:text-properties fo:language="en" fo:country="US"/>
    </style:style>
    <style:style style:name="T18" style:family="text">
      <style:text-properties fo:language="en" fo:country="US" style:language-asian="zh" style:country-asian="CN" style:language-complex="hi" style:country-complex="IN"/>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language-asian="zh" style:country-asian="CN" style:font-style-asian="italic" style:language-complex="hi" style:country-complex="IN" style:font-style-complex="italic"/>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language="en" fo:country="US" fo:font-style="italic" fo:font-weight="normal" style:font-name-asian="SimSun1" style:font-style-asian="italic" style:font-weight-asian="normal" style:font-style-complex="italic" style:font-weight-complex="normal"/>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fo:font-weight="normal" style:font-name-asian="SimSun1" style:font-style-asian="normal" style:font-weight-asian="normal" style:font-style-complex="normal" style:font-weight-complex="normal"/>
    </style:style>
    <style:style style:name="T25" style:family="text">
      <style:text-properties fo:language="en" fo:country="US" fo:font-style="normal" fo:font-weight="normal" style:font-style-asian="normal" style:font-weight-asian="normal" style:font-style-complex="normal" style:font-weight-complex="normal"/>
    </style:style>
    <style:style style:name="T26" style:family="text">
      <style:text-properties fo:language="en" fo:country="US" fo:font-style="normal" style:language-asian="zh" style:country-asian="CN" style:font-style-asian="normal" style:language-complex="hi" style:country-complex="IN" style:font-style-complex="normal"/>
    </style:style>
    <style:style style:name="T27" style:family="text">
      <style:text-properties fo:language="en" fo:country="US" fo:font-style="normal" fo:background-color="transparent" style:font-style-asian="normal" style:font-style-complex="normal"/>
    </style:style>
    <style:style style:name="T28" style:family="text">
      <style:text-properties fo:language="en" fo:country="US" fo:font-weight="bold" style:font-weight-asian="bold" style:font-weight-complex="bold"/>
    </style:style>
    <style:style style:name="T29" style:family="text">
      <style:text-properties fo:language="en" fo:country="US" fo:font-weight="bold" style:language-asian="zh" style:country-asian="CN" style:font-weight-asian="bold" style:language-complex="hi" style:country-complex="IN" style:font-weight-complex="bold"/>
    </style:style>
    <style:style style:name="T30" style:family="text">
      <style:text-properties fo:language="en" fo:country="US" fo:background-color="transparent"/>
    </style:style>
    <style:style style:name="T31" style:family="text">
      <style:text-properties fo:language="en" fo:country="US" fo:background-color="transparent" style:language-asian="zh" style:country-asian="CN" style:language-complex="hi" style:country-complex="IN"/>
    </style:style>
    <style:style style:name="T32" style:family="text">
      <style:text-properties fo:language="en" fo:country="US" fo:font-weight="normal" style:language-asian="zh" style:country-asian="CN" style:font-weight-asian="normal" style:language-complex="hi" style:country-complex="IN" style:font-weight-complex="normal"/>
    </style:style>
    <style:style style:name="T33" style:family="text">
      <style:text-properties fo:language="en" fo:country="US" fo:font-weight="normal" style:font-weight-asian="normal" style:font-weight-complex="normal"/>
    </style:style>
    <style:style style:name="T34" style:family="text">
      <style:text-properties fo:language="en" fo:country="US" style:font-name-asian="SimSun1"/>
    </style:style>
    <style:style style:name="T35" style:family="text">
      <style:text-properties fo:language="en" fo:country="US" fo:background-color="#ffff00"/>
    </style:style>
    <style:style style:name="T36" style:family="text">
      <style:text-properties fo:language="en" fo:country="US" style:font-style-complex="normal"/>
    </style:style>
    <style:style style:name="T37" style:family="text">
      <style:text-properties fo:font-style="italic" style:font-style-asian="italic" style:font-style-complex="italic"/>
    </style:style>
    <style:style style:name="T38" style:family="text">
      <style:text-properties fo:font-style="italic" style:text-underline-style="none" style:font-style-asian="italic" style:font-style-complex="italic"/>
    </style:style>
    <style:style style:name="T39" style:family="text">
      <style:text-properties fo:font-style="italic" fo:background-color="transparent" style:font-style-asian="italic" style:font-style-complex="italic"/>
    </style:style>
    <style:style style:name="T40" style:family="text">
      <style:text-properties fo:font-style="italic" style:language-asian="zh" style:country-asian="CN" style:font-style-asian="italic" style:language-complex="hi" style:country-complex="IN" style:font-style-complex="italic"/>
    </style:style>
    <style:style style:name="T41" style:family="text">
      <style:text-properties fo:font-variant="small-caps"/>
    </style:style>
    <style:style style:name="T42" style:family="text">
      <style:text-properties fo:font-variant="normal" fo:text-transform="none"/>
    </style:style>
    <style:style style:name="T43" style:family="text">
      <style:text-properties fo:font-variant="normal" fo:text-transform="none" fo:color="#000000"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44"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45" style:family="text">
      <style:text-properties fo:font-variant="normal" fo:text-transform="none" fo:color="#000000"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46" style:family="text">
      <style:text-properties fo:font-variant="normal" fo:text-transform="none" fo:color="#000000"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47" style:family="text">
      <style:text-properties fo:font-variant="normal" fo:text-transform="none" fo:color="#000000"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48" style:family="text">
      <style:text-properties fo:font-variant="normal" fo:text-transform="none" fo:color="#000000"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49"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50"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weight-complex="normal"/>
    </style:style>
    <style:style style:name="T51"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52" style:family="text">
      <style:text-properties fo:font-variant="normal" fo:text-transform="none" fo:color="#000000"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italic"/>
    </style:style>
    <style:style style:name="T53" style:family="text">
      <style:text-properties fo:font-variant="normal" fo:text-transform="none" fo:color="#000000" style:font-name="Times New Roman" fo:font-size="12pt" fo:letter-spacing="normal" fo:language="en" fo:country="US" fo:font-style="normal" fo:font-weight="normal" fo:background-color="transparent" style:font-size-asian="12pt" style:font-style-asian="normal" style:font-weight-asian="normal" style:font-name-complex="Times New Roman" style:font-size-complex="12pt"/>
    </style:style>
    <style:style style:name="T54" style:family="text">
      <style:text-properties fo:font-variant="normal" fo:text-transform="none" fo:color="#000000" style:font-name="Times New Roman" fo:font-size="12pt" fo:letter-spacing="normal" fo:language="en" fo:country="US" fo:font-style="normal" fo:font-weight="bold" style:font-size-asian="12pt" style:font-style-asian="normal" style:font-weight-asian="bold" style:font-name-complex="Times New Roman" style:font-size-complex="12pt" style:font-weight-complex="bold"/>
    </style:style>
    <style:style style:name="T55"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56"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57" style:family="text">
      <style:text-properties fo:font-variant="normal" fo:text-transform="none" fo:color="#000000"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bold"/>
    </style:style>
    <style:style style:name="T58" style:family="text">
      <style:text-properties fo:font-variant="normal" fo:text-transform="none" fo:color="#000000" style:font-name="Times New Roman" fo:font-size="12pt" fo:letter-spacing="normal" fo:language="en" fo:country="US" fo:font-style="normal" style:text-underline-style="none" fo:font-weight="normal" style:font-size-asian="12pt" style:language-asian="zh" style:country-asian="CN" style:font-style-asian="normal" style:font-weight-asian="normal" style:font-name-complex="Times New Roman" style:font-size-complex="12pt" style:language-complex="hi" style:country-complex="IN" style:font-style-complex="normal"/>
    </style:style>
    <style:style style:name="T59"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60"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61" style:family="text">
      <style:text-properties fo:font-variant="normal" fo:text-transform="none" fo:color="#000000"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62" style:family="text">
      <style:text-properties fo:font-variant="normal" fo:text-transform="none" fo:color="#000000" style:font-name="Times New Roman" fo:font-size="12pt" fo:letter-spacing="normal"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63" style:family="text">
      <style:text-properties fo:font-variant="normal" fo:text-transform="none" fo:color="#000000" style:font-name="Times New Roman" fo:font-size="12pt" fo:letter-spacing="normal" fo:language="en" fo:country="US" fo:font-style="normal" style:text-underline-style="none" fo:font-weight="bold" style:font-name-asian="SimSun1" style:font-size-asian="12pt" style:font-style-asian="normal" style:font-weight-asian="bold" style:font-name-complex="Times New Roman" style:font-size-complex="12pt" style:font-style-complex="normal" style:font-weight-complex="bold"/>
    </style:style>
    <style:style style:name="T64"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65" style:family="text">
      <style:text-properties fo:font-variant="normal" fo:text-transform="none" fo:color="#000000"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66" style:family="text">
      <style:text-properties fo:font-variant="normal" fo:text-transform="none" fo:color="#000000"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67" style:family="text">
      <style:text-properties fo:font-variant="normal" fo:text-transform="none" fo:color="#000000"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font-weight-complex="bold"/>
    </style:style>
    <style:style style:name="T68" style:family="text">
      <style:text-properties fo:font-variant="normal" fo:text-transform="none" fo:color="#000000"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69"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70"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71" style:family="text">
      <style:text-properties fo:font-variant="normal" fo:text-transform="none" fo:color="#000000"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72" style:family="text">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73"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74"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style-complex="normal"/>
    </style:style>
    <style:style style:name="T7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76"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77" style:family="text">
      <style:text-properties fo:font-variant="normal" fo:text-transform="none" fo:color="#000000" style:font-name="Times New Roman" fo:font-size="12pt" fo:letter-spacing="normal"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78" style:family="text">
      <style:text-properties fo:font-variant="normal" fo:text-transform="none" fo:color="#000000" style:font-name="Times New Roman" fo:font-size="12pt" fo:letter-spacing="normal" fo:language="el" fo:country="GR" fo:font-style="italic" style:text-underline-style="none" fo:font-weight="normal" style:font-size-asian="12pt" style:font-style-asian="italic" style:font-weight-asian="normal" style:font-name-complex="Times New Roman" style:font-size-complex="12pt" style:font-style-complex="italic"/>
    </style:style>
    <style:style style:name="T79" style:family="text">
      <style:text-properties fo:font-variant="normal" fo:text-transform="none" fo:color="#000000" style:font-name="Times New Roman" fo:font-size="12pt" fo:letter-spacing="normal" fo:language="el" fo:country="GR"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80" style:family="text">
      <style:text-properties fo:font-variant="normal" fo:text-transform="none" fo:color="#000000" style:font-name="Times New Roman" fo:font-size="12pt" fo:letter-spacing="normal" fo:language="el" fo:country="GR"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81" style:family="text">
      <style:text-properties fo:font-variant="normal" fo:text-transform="none" fo:color="#000000" style:font-name="Times New Roman" fo:letter-spacing="normal" fo:language="en" fo:country="US" fo:font-style="normal" fo:font-weight="normal" style:font-style-asian="normal" style:font-weight-asian="normal" style:font-name-complex="Times New Roman"/>
    </style:style>
    <style:style style:name="T82" style:family="text">
      <style:text-properties fo:font-variant="normal" fo:text-transform="none" fo:color="#000000" style:font-name="Times New Roman" fo:letter-spacing="normal" fo:language="en" fo:country="US" fo:font-style="normal" fo:font-weight="normal" style:font-style-asian="normal" style:font-weight-asian="normal" style:font-name-complex="Times New Roman" style:font-style-complex="normal"/>
    </style:style>
    <style:style style:name="T83" style:family="text">
      <style:text-properties fo:font-variant="normal" fo:text-transform="none" fo:color="#000000" style:font-name="Times New Roman" fo:letter-spacing="normal" fo:language="en" fo:country="US" fo:font-style="italic" fo:font-weight="normal" style:font-style-asian="italic" style:font-weight-asian="normal" style:font-name-complex="Times New Roman" style:font-style-complex="italic"/>
    </style:style>
    <style:style style:name="T84" style:family="text">
      <style:text-properties fo:font-variant="normal" fo:text-transform="none" fo:color="#000000" style:font-name="Times New Roman" fo:font-size="10pt" fo:letter-spacing="normal" fo:language="en" fo:country="US" fo:font-style="normal" fo:font-weight="normal" style:font-size-asian="10pt" style:font-style-asian="normal" style:font-weight-asian="normal" style:font-name-complex="Times New Roman" style:font-size-complex="10pt"/>
    </style:style>
    <style:style style:name="T85" style:family="text">
      <style:text-properties fo:font-variant="normal" fo:text-transform="none" fo:color="#000000" style:font-name="Times New Roman" fo:font-size="10pt" fo:letter-spacing="normal" fo:language="en" fo:country="US" fo:font-style="normal" fo:font-weight="normal" style:font-size-asian="10pt" style:font-style-asian="normal" style:font-weight-asian="normal" style:font-name-complex="Times New Roman" style:font-size-complex="10pt" style:font-style-complex="normal"/>
    </style:style>
    <style:style style:name="T86" style:family="text">
      <style:text-properties fo:font-variant="normal" fo:text-transform="none" fo:color="#000000" style:font-name="Times New Roman" fo:font-size="10pt" fo:letter-spacing="normal" fo:language="it" fo:country="IT" fo:font-style="normal" fo:font-weight="normal" style:font-size-asian="10pt" style:font-style-asian="normal" style:font-weight-asian="normal" style:font-name-complex="Times New Roman" style:font-size-complex="10pt" style:font-style-complex="normal"/>
    </style:style>
    <style:style style:name="T87" style:family="text">
      <style:text-properties fo:font-variant="normal" fo:text-transform="none" fo:color="#000000" style:font-name="Times New Roman" fo:font-size="10pt" fo:letter-spacing="normal" fo:font-style="normal" fo:font-weight="normal" style:font-size-asian="10pt" style:font-style-asian="normal" style:font-weight-asian="normal" style:font-name-complex="Times New Roman" style:font-size-complex="10pt"/>
    </style:style>
    <style:style style:name="T88"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89"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90" style:family="text">
      <style:text-properties fo:font-variant="normal" fo:text-transform="none" fo:color="#000000"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91" style:family="text">
      <style:text-properties fo:font-variant="normal" fo:text-transform="none" fo:color="#000000"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92" style:family="text">
      <style:text-properties fo:font-variant="normal" fo:text-transform="none" fo:color="#000000"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93" style:family="text">
      <style:text-properties fo:font-variant="normal" fo:text-transform="none" fo:color="#000000"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94" style:family="text">
      <style:text-properties fo:font-variant="normal" fo:text-transform="none" fo:color="#000000" style:font-name="Times New Roman1" fo:font-size="12pt" fo:letter-spacing="normal"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95" style:family="text">
      <style:text-properties fo:font-variant="normal" fo:text-transform="none" fo:color="#000000" style:font-name="Times New Roman1" fo:font-size="12pt" fo:letter-spacing="normal"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96"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97" style:family="text">
      <style:text-properties fo:font-variant="normal" fo:text-transform="none" fo:color="#000000" style:font-name="Times New Roman1" fo:font-size="12pt" fo:letter-spacing="normal" fo:language="it" fo:country="IT"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98" style:family="text">
      <style:text-properties fo:font-variant="normal" fo:text-transform="none" fo:color="#000000" style:font-name="Times New Roman1"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99" style:family="text">
      <style:text-properties fo:font-variant="normal" fo:text-transform="none" fo:color="#000000" style:font-name="Times New Roman1" fo:font-size="12pt" fo:letter-spacing="normal" fo:language="el" fo:country="GR"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100" style:family="text">
      <style:text-properties fo:font-variant="normal" fo:text-transform="none" fo:color="#000000" style:font-name="Times New Roman1" fo:font-size="12pt" fo:letter-spacing="normal" fo:language="el" fo:country="GR" fo:font-style="italic" style:text-underline-style="none" fo:font-weight="normal" style:font-name-asian="SimSun1" style:font-size-asian="12pt" style:font-style-asian="italic" style:font-weight-asian="normal" style:font-name-complex="Lucida Sans2" style:font-size-complex="12pt" style:font-style-complex="italic"/>
    </style:style>
    <style:style style:name="T101" style:family="text">
      <style:text-properties fo:font-variant="normal" fo:text-transform="none" fo:color="#000000" fo:font-size="12pt" fo:letter-spacing="normal" fo:font-style="normal" fo:font-weight="normal" style:font-size-asian="12pt" style:font-style-asian="normal" style:font-weight-asian="normal" style:font-size-complex="12pt"/>
    </style:style>
    <style:style style:name="T102" style:family="text">
      <style:text-properties fo:font-variant="normal" fo:text-transform="none" style:font-name="Times New Roman" fo:font-size="12pt" fo:letter-spacing="normal" fo:language="it" fo:country="IT" fo:font-style="normal" fo:font-weight="normal" style:font-size-asian="12pt" style:font-style-asian="normal" style:font-weight-asian="normal" style:font-name-complex="Times New Roman" style:font-size-complex="12pt"/>
    </style:style>
    <style:style style:name="T103" style:family="text">
      <style:text-properties fo:font-variant="normal" fo:text-transform="none" style:font-name="Times New Roman" fo:font-size="12pt" fo:letter-spacing="normal" fo:language="it" fo:country="IT" fo:font-style="normal" fo:font-weight="normal" style:font-size-asian="12pt" style:font-style-asian="normal" style:font-weight-asian="normal" style:font-name-complex="Times New Roman" style:font-size-complex="12pt" style:font-style-complex="normal"/>
    </style:style>
    <style:style style:name="T104" style:family="text">
      <style:text-properties fo:font-variant="normal" fo:text-transform="none" style:font-name="Times New Roman" fo:font-size="12pt" fo:letter-spacing="normal" fo:language="it" fo:country="IT" fo:font-style="normal" style:text-underline-style="none" fo:font-weight="normal" style:font-size-asian="12pt" style:font-style-asian="normal" style:font-weight-asian="normal" style:font-name-complex="Times New Roman" style:font-size-complex="12pt" style:font-style-complex="normal"/>
    </style:style>
    <style:style style:name="T105" style:family="text">
      <style:text-properties fo:font-variant="normal" fo:text-transform="none" style:font-name="Times New Roman" fo:font-size="12pt" fo:letter-spacing="normal" fo:language="it" fo:country="IT"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106" style:family="text">
      <style:text-properties fo:font-variant="normal" fo:text-transform="none" style:font-name="Times New Roman" fo:font-size="12pt" fo:letter-spacing="normal" fo:language="it" fo:country="IT" fo:font-style="italic" style:text-underline-style="none" fo:font-weight="normal" style:font-size-asian="12pt" style:font-style-asian="italic" style:font-weight-asian="normal" style:font-name-complex="Times New Roman" style:font-size-complex="12pt" style:font-style-complex="italic"/>
    </style:style>
    <style:style style:name="T107" style:family="text">
      <style:text-properties fo:font-variant="normal" fo:text-transform="none" style:font-name="Times New Roman" fo:font-size="12pt" fo:letter-spacing="normal" fo:language="it" fo:country="IT"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108" style:family="text">
      <style:text-properties fo:font-variant="normal" fo:text-transform="none"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style>
    <style:style style:name="T109" style:family="text">
      <style:text-properties fo:font-variant="normal" fo:text-transform="none" style:font-name="Times New Roman" fo:font-size="12pt" fo:letter-spacing="normal" fo:language="en" fo:country="US" fo:font-style="italic" fo:font-weight="normal" style:font-size-asian="12pt" style:font-style-asian="italic" style:font-weight-asian="normal" style:font-name-complex="Times New Roman" style:font-size-complex="12pt" style:font-style-complex="italic" style:font-weight-complex="normal"/>
    </style:style>
    <style:style style:name="T110" style:family="text">
      <style:text-properties fo:font-variant="normal" fo:text-transform="none"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style>
    <style:style style:name="T111" style:family="text">
      <style:text-properties fo:font-variant="normal" fo:text-transform="none" style:font-name="Times New Roman" fo:font-size="12pt" fo:letter-spacing="normal" fo:language="en" fo:country="US" fo:font-style="italic" style:text-underline-style="none" fo:font-weight="normal" style:font-size-asian="12pt" style:font-style-asian="italic" style:font-weight-asian="normal" style:font-name-complex="Times New Roman" style:font-size-complex="12pt" style:font-style-complex="italic" style:font-weight-complex="normal"/>
    </style:style>
    <style:style style:name="T112" style:family="text">
      <style:text-properties fo:font-variant="normal" fo:text-transform="none"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113" style:family="text">
      <style:text-properties fo:font-variant="normal" fo:text-transform="none"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 style:font-size-complex="12pt" style:font-style-complex="italic" style:font-weight-complex="normal"/>
    </style:style>
    <style:style style:name="T114" style:family="text">
      <style:text-properties fo:font-variant="normal" fo:text-transform="none" style:font-name="Times New Roman"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115" style:family="text">
      <style:text-properties fo:font-variant="normal" fo:text-transform="none" style:font-name="Times New Roman" fo:font-size="12pt" fo:letter-spacing="normal" fo:language="en" fo:country="US" fo:font-style="normal" fo:font-weight="normal" style:font-size-asian="12pt" style:font-style-asian="normal" style:font-weight-asian="normal" style:font-name-complex="Times New Roman" style:font-size-complex="12pt"/>
    </style:style>
    <style:style style:name="T116" style:family="text">
      <style:text-properties fo:font-variant="normal" fo:text-transform="none" style:font-name="Times New Roman" fo:font-size="12pt" fo:letter-spacing="normal" fo:language="en" fo:country="US" fo:font-style="normal" fo:font-weight="normal" style:font-size-asian="12pt" style:font-style-asian="normal" style:font-weight-asian="normal" style:font-name-complex="Times New Roman" style:font-size-complex="12pt" style:font-style-complex="normal"/>
    </style:style>
    <style:style style:name="T117" style:family="text">
      <style:text-properties fo:font-variant="normal" fo:text-transform="none" style:font-name="Times New Roman" fo:font-size="12pt" fo:letter-spacing="normal" fo:language="en" fo:country="US" fo:font-style="normal" fo:font-weight="normal" fo:background-color="transparent" style:font-size-asian="12pt" style:font-style-asian="normal" style:font-weight-asian="normal" style:font-name-complex="Times New Roman" style:font-size-complex="12pt" style:font-style-complex="normal"/>
    </style:style>
    <style:style style:name="T118" style:family="text">
      <style:text-properties fo:font-variant="normal" fo:text-transform="none"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119" style:family="text">
      <style:text-properties fo:font-variant="normal" fo:text-transform="none" style:font-name="Times New Roman" fo:font-size="12pt" fo:letter-spacing="normal" fo:language="en" fo:country="US" fo:font-style="normal" style:text-underline-style="none" fo:font-weight="normal" style:font-name-asian="SimSun1" style:font-size-asian="12pt" style:font-style-asian="normal" style:font-weight-asian="normal" style:font-name-complex="Times New Roman" style:font-size-complex="12pt" style:font-style-complex="normal" style:font-weight-complex="bold"/>
    </style:style>
    <style:style style:name="T120" style:family="text">
      <style:text-properties fo:font-variant="normal" fo:text-transform="non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style>
    <style:style style:name="T121" style:family="text">
      <style:text-properties fo:font-variant="normal" fo:text-transform="none" style:font-name="Times New Roman" fo:font-size="12pt" fo:letter-spacing="normal" fo:language="en" fo:country="US"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122" style:family="text">
      <style:text-properties fo:font-variant="normal" fo:text-transform="none" style:font-name="Times New Roman" fo:font-size="12pt" fo:letter-spacing="normal" fo:language="en" fo:country="US"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123" style:family="text">
      <style:text-properties fo:font-variant="normal" fo:text-transform="none" style:font-name="Times New Roman" fo:font-size="12pt" fo:letter-spacing="normal" fo:font-style="normal" style:text-underline-style="none" fo:font-weight="normal" style:font-size-asian="12pt" style:font-style-asian="normal" style:font-weight-asian="normal" style:font-name-complex="Times New Roman" style:font-size-complex="12pt" style:font-style-complex="normal"/>
    </style:style>
    <style:style style:name="T124" style:family="text">
      <style:text-properties fo:font-variant="normal" fo:text-transform="none" style:font-name="Times New Roman" fo:font-size="12pt" fo:letter-spacing="normal" fo:font-style="normal" style:text-underline-style="none" fo:font-weight="normal" style:font-name-asian="SimSun1" style:font-size-asian="12pt" style:font-style-asian="normal" style:font-weight-asian="normal" style:font-name-complex="Times New Roman" style:font-size-complex="12pt" style:font-style-complex="normal"/>
    </style:style>
    <style:style style:name="T125" style:family="text">
      <style:text-properties fo:font-variant="normal" fo:text-transform="none" style:font-name="Times New Roman" fo:font-size="12pt" fo:letter-spacing="normal" fo:language="el" fo:country="GR" fo:font-style="italic" style:text-underline-style="none" fo:font-weight="normal" style:font-name-asian="SimSun1" style:font-size-asian="12pt" style:font-style-asian="italic" style:font-weight-asian="normal" style:font-name-complex="Times New Roman" style:font-size-complex="12pt" style:font-style-complex="italic"/>
    </style:style>
    <style:style style:name="T126" style:family="text">
      <style:text-properties fo:font-variant="normal" fo:text-transform="none" fo:font-size="12pt" fo:letter-spacing="normal" fo:language="en" fo:country="US" fo:font-style="normal" fo:font-weight="normal" style:font-size-asian="12pt" style:font-style-asian="normal" style:font-weight-asian="normal" style:font-size-complex="12pt"/>
    </style:style>
    <style:style style:name="T127"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style>
    <style:style style:name="T128" style:family="text">
      <style:text-properties fo:font-variant="normal" fo:text-transform="none"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29" style:family="text">
      <style:text-properties fo:font-variant="normal" fo:text-transform="none" fo:font-size="12pt" fo:letter-spacing="normal" fo:language="en" fo:country="US" fo:font-style="normal" style:text-underline-style="none" fo:font-weight="normal" style:font-name-asian="SimSun1" style:font-size-asian="12pt" style:font-style-asian="normal" style:font-weight-asian="normal" style:font-size-complex="12pt" style:font-style-complex="normal"/>
    </style:style>
    <style:style style:name="T130" style:family="text">
      <style:text-properties fo:font-variant="normal" fo:text-transform="none" fo:font-size="12pt" fo:letter-spacing="normal" fo:language="en" fo:country="US" fo:font-style="normal" style:text-underline-style="none" fo:font-weight="normal" style:font-name-asian="SimSun1" style:font-size-asian="12pt" style:font-style-asian="normal" style:font-weight-asian="normal" style:font-size-complex="12pt" style:font-style-complex="normal" style:font-weight-complex="bold"/>
    </style:style>
    <style:style style:name="T131" style:family="text">
      <style:text-properties fo:font-variant="normal" fo:text-transform="none" fo:font-size="12pt" fo:letter-spacing="normal" fo:language="en" fo:country="US" fo:font-style="italic" style:text-underline-style="none" fo:font-weight="normal" style:font-size-asian="12pt" style:font-style-asian="italic" style:font-weight-asian="normal" style:font-size-complex="12pt" style:font-style-complex="italic"/>
    </style:style>
    <style:style style:name="T132" style:family="text">
      <style:text-properties fo:font-variant="normal" fo:text-transform="none" fo:font-size="12pt" fo:letter-spacing="normal" fo:language="it" fo:country="IT" fo:font-style="normal" fo:font-weight="normal" style:font-size-asian="12pt" style:font-style-asian="normal" style:font-weight-asian="normal" style:font-size-complex="12pt"/>
    </style:style>
    <style:style style:name="T133" style:family="text">
      <style:text-properties fo:font-variant="normal" fo:text-transform="none" fo:letter-spacing="normal" fo:font-style="normal" fo:font-weight="normal" style:font-style-asian="normal" style:font-weight-asian="normal"/>
    </style:style>
    <style:style style:name="T134" style:family="text">
      <style:text-properties fo:font-variant="normal" fo:text-transform="none" fo:letter-spacing="normal" fo:font-style="normal" style:text-underline-style="none" fo:font-weight="normal" style:font-style-asian="normal" style:font-weight-asian="normal" style:font-style-complex="normal"/>
    </style:style>
    <style:style style:name="T135" style:family="text">
      <style:text-properties fo:font-variant="normal" fo:text-transform="none" fo:letter-spacing="normal" fo:language="en" fo:country="US" fo:font-style="normal" fo:font-weight="normal" style:font-style-asian="normal" style:font-weight-asian="normal"/>
    </style:style>
    <style:style style:name="T136" style:family="text">
      <style:text-properties fo:font-variant="normal" fo:text-transform="none" fo:letter-spacing="normal" fo:language="en" fo:country="US" fo:font-style="normal" fo:font-weight="normal" style:font-style-asian="normal" style:font-weight-asian="normal" style:font-style-complex="normal"/>
    </style:style>
    <style:style style:name="T137" style:family="text">
      <style:text-properties fo:font-variant="normal" fo:text-transform="none" fo:letter-spacing="normal" fo:language="en" fo:country="US" fo:font-style="normal" style:text-underline-style="none" fo:font-weight="normal" style:font-style-asian="normal" style:font-weight-asian="normal" style:font-style-complex="normal"/>
    </style:style>
    <style:style style:name="T138" style:family="text">
      <style:text-properties fo:font-variant="normal" fo:text-transform="none" fo:letter-spacing="normal" fo:language="en" fo:country="US" fo:font-style="normal" style:text-underline-style="none" fo:font-weight="normal" style:font-style-asian="normal" style:font-weight-asian="normal" style:font-style-complex="normal" style:font-weight-complex="normal"/>
    </style:style>
    <style:style style:name="T139" style:family="text">
      <style:text-properties fo:font-variant="normal" fo:text-transform="none" fo:letter-spacing="normal" fo:language="en" fo:country="US" fo:font-style="normal" style:text-underline-style="none" fo:font-weight="normal" style:font-name-asian="SimSun1" style:font-style-asian="normal" style:font-weight-asian="normal" style:font-style-complex="normal"/>
    </style:style>
    <style:style style:name="T140" style:family="text">
      <style:text-properties fo:font-variant="normal" fo:text-transform="none" fo:letter-spacing="normal" fo:language="en" fo:country="US" fo:font-style="normal" style:text-underline-style="none" fo:font-weight="normal" style:font-name-asian="SimSun1" style:font-style-asian="normal" style:font-weight-asian="normal" style:font-style-complex="normal" style:font-weight-complex="bold"/>
    </style:style>
    <style:style style:name="T141" style:family="text">
      <style:text-properties fo:font-variant="normal" fo:text-transform="none" fo:letter-spacing="normal" fo:language="en" fo:country="US" fo:font-style="italic" style:text-underline-style="none" fo:font-weight="normal" style:font-style-asian="italic" style:font-weight-asian="normal" style:font-style-complex="italic"/>
    </style:style>
    <style:style style:name="T142" style:family="text">
      <style:text-properties fo:font-variant="normal" fo:text-transform="none" fo:letter-spacing="normal" fo:language="en" fo:country="US" fo:font-style="italic" style:text-underline-style="none" fo:font-weight="normal" style:font-style-asian="italic" style:font-weight-asian="normal" style:font-style-complex="italic" style:font-weight-complex="normal"/>
    </style:style>
    <style:style style:name="T143" style:family="text">
      <style:text-properties fo:font-variant="normal" fo:text-transform="none" fo:letter-spacing="normal" fo:language="en" fo:country="US" fo:font-style="italic" fo:font-weight="normal" style:font-style-asian="italic" style:font-weight-asian="normal" style:font-style-complex="italic"/>
    </style:style>
    <style:style style:name="T144" style:family="text">
      <style:text-properties fo:font-variant="normal" fo:text-transform="none" fo:letter-spacing="normal" fo:font-style="italic" style:text-underline-style="none" fo:font-weight="normal" style:font-style-asian="italic" style:font-weight-asian="normal" style:font-style-complex="italic" style:font-weight-complex="normal"/>
    </style:style>
    <style:style style:name="T145" style:family="text">
      <style:text-properties fo:font-variant="normal" fo:text-transform="none"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style>
    <style:style style:name="T146" style:family="text">
      <style:text-properties fo:font-variant="normal" fo:text-transform="none" style:font-name="Times New Roman1" fo:font-size="12pt" fo:letter-spacing="normal" fo:language="en" fo:country="US" fo:font-style="normal" style:text-underline-style="none" fo:font-weight="normal" style:font-name-asian="SimSun1" style:font-size-asian="12pt" style:font-style-asian="normal" style:font-weight-asian="normal" style:font-name-complex="Times New Roman1" style:font-size-complex="12pt" style:font-style-complex="normal" style:font-weight-complex="normal"/>
    </style:style>
    <style:style style:name="T147" style:family="text">
      <style:text-properties fo:font-variant="normal" fo:text-transform="none"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style>
    <style:style style:name="T148" style:family="text">
      <style:text-properties fo:font-variant="normal" fo:text-transform="none" style:font-name="Times New Roman1" fo:font-size="12pt" fo:letter-spacing="normal" fo:language="en" fo:country="US"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149" style:family="text">
      <style:text-properties fo:font-variant="normal" fo:text-transform="none" style:font-name="Times New Roman1" fo:font-size="12pt" fo:letter-spacing="normal" fo:language="el" fo:country="GR" fo:font-style="italic" style:text-underline-style="none" fo:font-weight="normal" style:font-name-asian="SimSun1" style:font-size-asian="12pt" style:font-style-asian="italic" style:font-weight-asian="normal" style:font-name-complex="Times New Roman1" style:font-size-complex="12pt" style:font-style-complex="italic" style:font-weight-complex="normal"/>
    </style:style>
    <style:style style:name="T150" style:family="text">
      <style:text-properties style:font-name="Times New Roman"/>
    </style:style>
    <style:style style:name="T151" style:family="text">
      <style:text-properties style:font-name="Times New Roman" fo:font-size="12pt" fo:language="en" fo:country="US" style:font-size-asian="12pt" style:font-name-complex="Times New Roman" style:font-size-complex="12pt"/>
    </style:style>
    <style:style style:name="T152" style:family="text">
      <style:text-properties style:font-name="Times New Roman" fo:font-size="12pt" fo:language="en" fo:country="US" style:font-name-asian="SimSun1" style:font-size-asian="12pt" style:font-name-complex="Times New Roman" style:font-size-complex="12pt" style:font-weight-complex="bold"/>
    </style:style>
    <style:style style:name="T153" style:family="text">
      <style:text-properties style:font-name="Times New Roman" fo:font-size="12pt" fo:language="en" fo:country="US" fo:font-style="normal" style:font-size-asian="12pt" style:font-style-asian="normal" style:font-name-complex="Times New Roman" style:font-size-complex="12pt" style:font-style-complex="normal"/>
    </style:style>
    <style:style style:name="T154" style:family="text">
      <style:text-properties style:font-name="Times New Roman" fo:font-size="12pt" fo:language="it" fo:country="IT" style:font-size-asian="12pt" style:font-name-complex="Times New Roman" style:font-size-complex="12pt"/>
    </style:style>
    <style:style style:name="T155" style:family="text">
      <style:text-properties style:font-name="Times New Roman" fo:font-size="12pt" style:font-size-asian="12pt" style:font-name-complex="Times New Roman" style:font-size-complex="12pt"/>
    </style:style>
    <style:style style:name="T156" style:family="text">
      <style:text-properties style:font-name="Times New Roman" style:font-name-complex="Times New Roman"/>
    </style:style>
    <style:style style:name="T157" style:family="text">
      <style:text-properties style:font-name="Times New Roman" fo:language="it" fo:country="IT" style:font-name-complex="Times New Roman"/>
    </style:style>
    <style:style style:name="T158" style:family="text">
      <style:text-properties style:font-name="Times New Roman" fo:language="it" fo:country="IT" fo:font-style="italic" style:font-style-asian="italic" style:font-name-complex="Times New Roman" style:font-style-complex="italic"/>
    </style:style>
    <style:style style:name="T159" style:family="text">
      <style:text-properties style:font-name="Times New Roman" fo:language="en" fo:country="US"/>
    </style:style>
    <style:style style:name="T160" style:family="text">
      <style:text-properties style:font-name="Times New Roman" fo:language="en" fo:country="US" style:font-name-complex="Times New Roman"/>
    </style:style>
    <style:style style:name="T161" style:family="text">
      <style:text-properties style:font-name="Times New Roman" fo:language="en" fo:country="US" style:font-name-complex="Times New Roman" style:font-weight-complex="bold"/>
    </style:style>
    <style:style style:name="T162" style:family="text">
      <style:text-properties style:font-name="Times New Roman" fo:language="en" fo:country="US" fo:font-style="italic" style:font-style-asian="italic" style:font-name-complex="Times New Roman" style:font-style-complex="italic"/>
    </style:style>
    <style:style style:name="T163" style:family="text">
      <style:text-properties style:font-name="Times New Roman" fo:language="en" fo:country="US" fo:font-style="normal" style:font-style-asian="normal" style:font-name-complex="Times New Roman" style:font-style-complex="normal"/>
    </style:style>
    <style:style style:name="T164" style:family="text">
      <style:text-properties style:font-name="Times New Roman" fo:language="en" fo:country="US" fo:font-style="normal" style:font-name-asian="SimSun1" style:font-style-asian="normal" style:font-name-complex="Lucida Sans2" style:font-style-complex="normal"/>
    </style:style>
    <style:style style:name="T165" style:family="text">
      <style:text-properties style:font-name="Times New Roman" fo:font-style="italic" style:font-style-asian="italic" style:font-name-complex="Times New Roman" style:font-style-complex="italic"/>
    </style:style>
    <style:style style:name="T166" style:family="text">
      <style:text-properties style:font-name="Times New Roman" fo:font-style="italic" style:font-style-asian="italic" style:font-style-complex="italic"/>
    </style:style>
    <style:style style:name="T167" style:family="text">
      <style:text-properties style:font-name="Times New Roman" fo:font-style="normal" style:font-style-asian="normal" style:font-name-complex="Times New Roman" style:font-style-complex="normal"/>
    </style:style>
    <style:style style:name="T168" style:family="text">
      <style:text-properties style:font-name="Times New Roman" fo:font-style="normal" style:font-name-asian="SimSun1" style:font-style-asian="normal" style:font-name-complex="Lucida Sans2" style:font-style-complex="normal"/>
    </style:style>
    <style:style style:name="T169" style:family="text">
      <style:text-properties fo:font-style="normal" style:text-underline-style="none" style:font-style-asian="normal" style:font-style-complex="normal"/>
    </style:style>
    <style:style style:name="T170" style:family="text">
      <style:text-properties fo:font-style="normal" style:font-style-asian="normal" style:font-style-complex="normal"/>
    </style:style>
    <style:style style:name="T171" style:family="text">
      <style:text-properties fo:font-style="normal" style:language-asian="zh" style:country-asian="CN" style:font-style-asian="normal" style:language-complex="hi" style:country-complex="IN" style:font-style-complex="normal"/>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style:font-name-asian="SimSun1" style:font-style-asian="normal" style:font-weight-asian="normal" style:font-style-complex="normal" style:font-weight-complex="normal"/>
    </style:style>
    <style:style style:name="T174" style:family="text">
      <style:text-properties fo:font-size="12pt" fo:language="en" fo:country="US" style:font-size-asian="12pt" style:font-size-complex="12pt"/>
    </style:style>
    <style:style style:name="T175" style:family="text">
      <style:text-properties fo:font-size="12pt" style:font-size-asian="12pt" style:font-size-complex="12pt"/>
    </style:style>
    <style:style style:name="T176" style:family="text">
      <style:text-properties fo:language="el" fo:country="GR"/>
    </style:style>
    <style:style style:name="T177" style:family="text">
      <style:text-properties fo:language="el" fo:country="GR" fo:font-style="italic" style:font-style-asian="italic" style:font-style-complex="italic"/>
    </style:style>
    <style:style style:name="T178" style:family="text">
      <style:text-properties fo:language="el" fo:country="GR" fo:font-style="normal" style:font-style-asian="normal" style:font-style-complex="normal"/>
    </style:style>
    <style:style style:name="T179" style:family="text">
      <style:text-properties fo:font-weight="bold" style:font-weight-asian="bold" style:font-weight-complex="bold"/>
    </style:style>
    <style:style style:name="T180" style:family="text">
      <style:text-properties fo:font-weight="bold" style:language-asian="zh" style:country-asian="CN" style:font-weight-asian="bold" style:language-complex="hi" style:country-complex="IN" style:font-weight-complex="bold"/>
    </style:style>
    <style:style style:name="T181" style:family="text">
      <style:text-properties style:font-name="Times New Roman1" style:font-name-asian="SimSun1"/>
    </style:style>
    <style:style style:name="T182" style:family="text">
      <style:text-properties style:font-name="Times New Roman1" style:font-name-asian="SimSun1" style:font-name-complex="Times New Roman1"/>
    </style:style>
    <style:style style:name="T183" style:family="text">
      <style:text-properties style:font-name="Times New Roman1" style:font-name-asian="SimSun1" style:font-name-complex="Lucida Sans2"/>
    </style:style>
    <style:style style:name="T184" style:family="text">
      <style:text-properties style:font-name="Times New Roman1" style:font-name-asian="SimSun1" style:font-name-complex="Times New Roman"/>
    </style:style>
    <style:style style:name="T185" style:family="text">
      <style:text-properties style:font-name="Times New Roman1" fo:language="it" fo:country="IT" style:font-name-asian="SimSun1" style:font-name-complex="Times New Roman1"/>
    </style:style>
    <style:style style:name="T186" style:family="text">
      <style:text-properties style:font-name="Times New Roman1" fo:language="it" fo:country="IT" style:font-name-asian="SimSun1" style:font-name-complex="Lucida Sans2"/>
    </style:style>
    <style:style style:name="T187" style:family="text">
      <style:text-properties style:font-name="Times New Roman1" fo:language="it" fo:country="IT" fo:font-style="normal" fo:font-weight="normal" style:font-name-asian="SimSun1" style:font-style-asian="normal" style:font-weight-asian="normal" style:font-name-complex="Times New Roman1" style:font-style-complex="normal" style:font-weight-complex="normal"/>
    </style:style>
    <style:style style:name="T188" style:family="text">
      <style:text-properties style:font-name="Times New Roman1" fo:font-style="normal" fo:font-weight="normal" style:font-name-asian="SimSun1" style:font-style-asian="normal" style:font-weight-asian="normal" style:font-name-complex="Times New Roman1" style:font-style-complex="normal" style:font-weight-complex="normal"/>
    </style:style>
    <style:style style:name="T189" style:family="text">
      <style:text-properties style:font-name="Times New Roman1" fo:font-style="normal" style:font-name-asian="SimSun1" style:font-style-asian="normal" style:font-name-complex="Lucida Sans2" style:font-style-complex="normal"/>
    </style:style>
    <style:style style:name="T190" style:family="text">
      <style:text-properties style:font-name="Times New Roman1" fo:language="el" fo:country="GR" style:font-name-asian="SimSun1" style:font-name-complex="Times New Roman1"/>
    </style:style>
    <style:style style:name="T191" style:family="text">
      <style:text-properties style:font-name="Times New Roman1" fo:language="el" fo:country="GR" style:font-name-asian="SimSun1" style:font-name-complex="Lucida Sans2"/>
    </style:style>
    <style:style style:name="T192" style:family="text">
      <style:text-properties style:font-name="Times New Roman1" fo:language="el" fo:country="GR" fo:font-style="italic" style:font-name-asian="SimSun1" style:font-style-asian="italic" style:font-name-complex="Times New Roman1" style:font-style-complex="italic"/>
    </style:style>
    <style:style style:name="T193" style:family="text">
      <style:text-properties style:font-name="Times New Roman1" fo:language="el" fo:country="GR" fo:font-style="italic" style:font-name-asian="SimSun1" style:font-style-asian="italic" style:font-name-complex="Lucida Sans2" style:font-style-complex="italic"/>
    </style:style>
    <style:style style:name="T194" style:family="text">
      <style:text-properties style:font-name="Times New Roman1" fo:language="el" fo:country="GR" fo:font-style="italic" fo:font-weight="normal" style:font-name-asian="SimSun1" style:font-style-asian="italic" style:font-weight-asian="normal" style:font-name-complex="Times New Roman1" style:font-style-complex="italic" style:font-weight-complex="normal"/>
    </style:style>
    <style:style style:name="T195" style:family="text">
      <style:text-properties style:font-name="Times New Roman1" fo:language="el" fo:country="GR" fo:font-style="normal" style:font-name-asian="SimSun1" style:font-style-asian="normal" style:font-name-complex="Lucida Sans2" style:font-style-complex="normal"/>
    </style:style>
    <style:style style:name="T196" style:family="text">
      <style:text-properties style:font-name="Times New Roman1" fo:language="en" fo:country="US" fo:font-style="normal" fo:font-weight="normal" style:font-name-asian="SimSun1" style:font-style-asian="normal" style:font-weight-asian="normal" style:font-name-complex="Times New Roman1" style:font-style-complex="normal" style:font-weight-complex="normal"/>
    </style:style>
    <style:style style:name="T197" style:family="text">
      <style:text-properties style:font-name="Times New Roman1" fo:language="en" fo:country="US" fo:font-style="normal" fo:font-weight="bold" style:font-name-asian="SimSun1" style:font-style-asian="normal" style:font-weight-asian="bold" style:font-name-complex="Times New Roman1" style:font-style-complex="normal" style:font-weight-complex="bold"/>
    </style:style>
    <style:style style:name="T198" style:family="text">
      <style:text-properties style:font-name="Times New Roman1" fo:language="en" fo:country="US" fo:font-style="normal" style:font-name-asian="SimSun1" style:font-style-asian="normal" style:font-name-complex="Lucida Sans2" style:font-style-complex="normal"/>
    </style:style>
    <style:style style:name="T199" style:family="text">
      <style:text-properties style:font-name="Times New Roman1" fo:language="en" fo:country="US" style:font-name-asian="SimSun1" style:font-name-complex="Lucida Sans2"/>
    </style:style>
    <style:style style:name="T200" style:family="text">
      <style:text-properties style:font-name="Times New Roman1" fo:language="en" fo:country="US" style:font-name-asian="SimSun1" style:font-name-complex="Times New Roman1"/>
    </style:style>
    <style:style style:name="T201" style:family="text">
      <style:text-properties style:font-name="Times New Roman1" fo:language="en" fo:country="US" fo:font-style="italic" fo:font-weight="normal" style:font-name-asian="SimSun1" style:font-style-asian="italic" style:font-weight-asian="normal" style:font-name-complex="Times New Roman1" style:font-style-complex="italic" style:font-weight-complex="normal"/>
    </style:style>
    <style:style style:name="T202" style:family="text">
      <style:text-properties style:font-name="Times New Roman1" fo:language="en" fo:country="US" fo:font-style="italic" style:font-name-asian="SimSun1" style:font-style-asian="italic" style:font-name-complex="Times New Roman1" style:font-style-complex="italic"/>
    </style:style>
    <style:style style:name="T203" style:family="text">
      <style:text-properties style:font-name="Times New Roman1" fo:language="en" fo:country="US" fo:font-style="italic" style:text-underline-style="none" fo:font-weight="normal" style:font-name-asian="SimSun1" style:font-style-asian="italic" style:font-weight-asian="normal" style:font-name-complex="Times New Roman1" style:font-style-complex="italic" style:font-weight-complex="normal"/>
    </style:style>
    <style:style style:name="T204" style:family="text">
      <style:text-properties style:font-name="Times New Roman1" fo:language="en" fo:country="US" fo:font-weight="normal" style:font-name-asian="SimSun1" style:font-weight-asian="normal" style:font-name-complex="Times New Roman1" style:font-weight-complex="normal"/>
    </style:style>
    <style:style style:name="T205" style:family="text">
      <style:text-properties style:font-name="Times New Roman1" fo:font-style="italic" fo:font-weight="normal" style:font-name-asian="SimSun1" style:font-style-asian="italic" style:font-weight-asian="normal" style:font-name-complex="Times New Roman1" style:font-style-complex="italic" style:font-weight-complex="normal"/>
    </style:style>
    <style:style style:name="T206" style:family="text">
      <style:text-properties style:font-name="Times New Roman1" fo:font-style="italic" style:font-name-asian="SimSun1" style:font-style-asian="italic" style:font-name-complex="Lucida Sans2" style:font-style-complex="italic"/>
    </style:style>
    <style:style style:name="T207" style:family="text">
      <style:text-properties style:font-name="Times New Roman1" fo:font-weight="normal" style:font-name-asian="SimSun1" style:font-weight-asian="normal" style:font-name-complex="Times New Roman1" style:font-weight-complex="normal"/>
    </style:style>
    <style:style style:name="T208" style:family="text">
      <style:text-properties fo:color="#000000" style:font-name="Times New Roman" fo:font-size="12pt" fo:language="en" fo:country="US" style:font-name-asian="SimSun1" style:font-size-asian="12pt" style:font-name-complex="Times New Roman" style:font-size-complex="12pt" style:font-weight-complex="bold"/>
    </style:style>
    <style:style style:name="T209" style:family="text">
      <style:text-properties fo:color="#000000" style:font-name="Times New Roman" fo:font-size="12pt" fo:language="it" fo:country="IT" style:font-name-asian="SimSun1" style:font-size-asian="12pt" style:font-name-complex="Times New Roman" style:font-size-complex="12pt" style:font-weight-complex="bold"/>
    </style:style>
    <style:style style:name="T210" style:family="text">
      <style:text-properties fo:color="#000000" fo:language="en" fo:country="US"/>
    </style:style>
    <style:style style:name="T211" style:family="text">
      <style:text-properties fo:color="#000000" fo:language="en" fo:country="US" fo:font-style="normal" style:font-style-asian="normal" style:font-style-complex="normal"/>
    </style:style>
    <style:style style:name="T212" style:family="text">
      <style:text-properties style:font-name-asian="SimSun1"/>
    </style:style>
    <style:style style:name="T213" style:family="text">
      <style:text-properties fo:background-color="#ffff00"/>
    </style:style>
    <style:style style:name="T214" style:family="text">
      <style:text-properties fo:font-weight="normal" style:language-asian="zh" style:country-asian="CN" style:font-weight-asian="normal" style:language-complex="hi" style:country-complex="IN" style:font-weight-complex="normal"/>
    </style:style>
    <style:style style:name="T215" style:family="text">
      <style:text-properties fo:background-color="transparent"/>
    </style:style>
    <style:style style:name="T216" style:family="text">
      <style:text-properties fo:background-color="transparent" style:language-asian="zh" style:country-asian="CN" style:language-complex="hi" style:country-complex="IN"/>
    </style:style>
    <style:style style:name="T217" style:family="text">
      <style:text-properties style:language-asian="zh" style:country-asian="CN" style:language-complex="hi" style:country-complex="IN"/>
    </style:style>
    <style:style style:name="T218" style:family="text">
      <style:text-properties style:font-weight-complex="normal"/>
    </style:style>
    <style:style style:name="T219" style:family="text">
      <style:text-properties style:use-window-font-color="true"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text:span text:style-name="T155">LO’ NFARINATO | SECONDO | OVVERO DELLO’NFARINATO | ACCADEMICO DELLA | Crusca | RISPOSTA DEL LIBRO INTITOLATO | Replica di Cammillo Pellegrino, etc. | NELLA QVAL RISPOSTA SONO | incorporate tutte le scritture passate tra detto | Pellegrino, e detti | Accademici intor- | no all’Ariosto, e al Tasso.</text:span></text:p>
      <text:p text:style-name="P19"/>
      <text:p text:style-name="Standard"><text:span text:style-name="T151">Dialogo [1]: Credo di far cosa grata, non solo a </text:span><text:span text:style-name="edpolemista"><text:span text:style-name="T151">Vostra Signoria Illustrissima</text:span></text:span><text:span text:style-name="Footnote_20_Symbol"><text:span text:style-name="T151"><text:note text:id="ftn10" text:note-class="footnote"><text:note-citation>1</text:note-citation><text:note-body><text:p text:style-name="Footnote">[NDE] <text:span text:style-name="T1">Marcantonio Carafa (1569</text:span><text:span text:style-name="T17">–?), nobile napoletano.</text:span></text:p></text:note-body></text:note></text:span></text:span><text:span text:style-name="Footnote_20_Symbol"><text:span text:style-name="T151">,</text:span></text:span><text:span text:style-name="T151"> ma a buona parte de’ giovani studiosi della volgar poesia, se con brevità possibile chiudo in pochi fogli il ragionamento havuto, molto tempo non ha, dallo </text:span><text:span text:style-name="T154">e</text:span><text:span text:style-name="T151">ccellentissimo</text:span><text:span text:style-name="test"><text:span text:style-name="T17"> </text:span></text:span><text:span text:style-name="T151">suo fratello</text:span><text:span text:style-name="Footnote_20_Symbol"><text:span text:style-name="T151"><text:note text:id="ftn11" text:note-class="footnote"><text:note-citation>2</text:note-citation><text:note-body><text:p text:style-name="Footnote">[NDEC] <text:span text:style-name="T169">signor Principe suo fratello</text:span> <text:span text:style-name="T37">C, D </text:span><text:span text:style-name="T4">:</text:span><text:span text:style-name="T3"> </text:span><text:span text:style-name="T4">Signor Principe di Stigliano suo fratello </text:span><text:span text:style-name="T19">R1</text:span><text:span text:style-name="T23">, </text:span><text:span text:style-name="T19">R2</text:span><text:span text:style-name="T23"> </text:span><text:span text:style-name="T4">[NDE] Luigi Carafa (1567–1630), principe di Stigliano, mecenate di vari poeti come Attendolo e Pellegrino; il 29 novembre 1584 sposò Isabella Gonzaga, figlia di Vespasiano.</text:span></text:p></text:note-body></text:note></text:span></text:span><text:span text:style-name="Footnote_20_Symbol"><text:span text:style-name="T151"> </text:span></text:span><text:span text:style-name="T151"><text:s/>col </text:span><text:span text:style-name="T154">s</text:span><text:span text:style-name="T151">ignor </text:span><text:span text:style-name="edpolemista"><text:span text:style-name="T151">Giovan Battista Attendolo</text:span></text:span><text:span text:style-name="Footnote_20_Symbol"><text:span text:style-name="T151"><text:note text:id="ftn12" text:note-class="footnote"><text:note-citation>3</text:note-citation><text:note-body><text:p text:style-name="Footnote">[NDE] Giovan Battista Attendolo (1536–1593), poeta e letterato di famiglia nobile di Capua.</text:p></text:note-body></text:note></text:span></text:span><text:span text:style-name="T151">, huomo chiarissimo nell’età nostra, così per le lingue et varie dottrine ch’egli possiede, come per lo suo mirabil ingegno. Et farò io ciò tanto più volentieri quanto che in questo brieve discorso (s’io non m’inganno) si verrà almeno in parte a terminar la questione che di continuo si ha, non solo appresso del volgo ma etiandio di huomini gravissimi, di chi habbia conseguito maggior grado d’honore nell’epica poesia, o </text:span><text:span text:style-name="edautoridad"><text:span text:style-name="T174">Lodovico Ariosto</text:span></text:span><text:span text:style-name="T151"> o vero </text:span><text:span text:style-name="edpolemista"><text:span text:style-name="T151">Torquato Tasso</text:span></text:span><text:span text:style-name="T151">. Non già ch’io mi persuada che i poco intendenti habbiano a restarsi della loro ostinatione—</text:span></text:p>
      <text:p text:style-name="P37"><text:span text:style-name="T155">[p.2]</text:span></text:p>
      <text:p text:style-name="P19"/>
      <text:p text:style-name="P21">Crusca [1]: Ha il torto a dir villania all’universale e alla più parte degli scienziati.</text:p>
      <text:p text:style-name="P19"/>
      <text:p text:style-name="Standard"><text:span text:style-name="T151">Replica [1]: Sotto il nome di poco intendenti io non intesi giamai di comprendere i letterati di conto; ma poiché questi </text:span><text:span text:style-name="T154">s</text:span><text:span text:style-name="T151">ignori </text:span><text:span text:style-name="edpolemista"><text:span text:style-name="T151">Academici</text:span></text:span><text:span text:style-name="T151"> vogliono comprendervisi contro mia voluntà, io non so altro che farci, se non dire (con lor pace) che in questo particolare sieno poco intendenti.</text:span></text:p>
      <text:p text:style-name="P21"/>
      <text:p text:style-name="Standard"><text:span text:style-name="T151">Infarinato [1]: Leggansi le parole del </text:span><text:span text:style-name="title"><text:span text:style-name="T151">Dialogo</text:span></text:span><text:span text:style-name="T151"> del </text:span><text:span text:style-name="edpolemista"><text:span text:style-name="T151">Pellegrino</text:span></text:span><text:span text:style-name="T151">, così le precedenti a questa sua prima replica, come quelle che seguono immantenente, e vedrassi che chiama ostinati quelli che non acconsentiranno alle sue ragioni che </text:span><text:span text:style-name="edpolemista"><text:span text:style-name="T151">Torquato Tasso</text:span></text:span><text:span text:style-name="T151"> abbia ottenuto maggiore onore che </text:span><text:span text:style-name="edautoridad"><text:span text:style-name="T174">Lodovico Ariosto</text:span></text:span><text:span text:style-name="T151"> nell’epica poesia. E perché gli </text:span><text:span text:style-name="edpolemista"><text:span text:style-name="T151">Accademici della Crusca</text:span></text:span><text:span text:style-name="T151"> hanno per fermo che tra gli scienziati la maggior parte, e fuor degli scienziati tutto ‘l rimanente delle persone, da esso suo </text:span><text:span text:style-name="title"><text:span text:style-name="T151">Dialogo</text:span></text:span><text:span text:style-name="T151"> fosser per rimanere (e sien rimasi) non persuasi, si dolsero che egli la maggior parte de’ dotti e tutti i non dotti huomini, per lo non cedere a’ suoi discorsi, chiamasse ostinati in quella maniera. Di che, in vece di fare scusa, nomina gli </text:span><text:span text:style-name="edpolemista"><text:span text:style-name="T151">Accademici</text:span></text:span><text:span text:style-name="T151"> poco intendenti.</text:span></text:p>
      <text:p text:style-name="P19"/>
      <text:p text:style-name="Standard"><text:span text:style-name="T151">Dialogo [2]: —ma basterammi che i begli ingegni si lascino vincere da ragioni et autorità non men vere che chiare. Né mi curerò io, ciò facendo, di dispiacere al </text:span><text:span text:style-name="T154">s</text:span><text:span text:style-name="T151">ignore </text:span><text:span text:style-name="edpolemista"><text:span text:style-name="T151">Attendolo</text:span></text:span><text:span text:style-name="T151">, il quale di certo non havrà caro che il parer suo, intorno a questo particolare, detto a caso et a compiacenza del </text:span><text:span text:style-name="T154">s</text:span><text:span text:style-name="T151">ignor </text:span><text:span text:style-name="edpolemista"><text:span text:style-name="T151">Principe</text:span></text:span><text:span text:style-name="T151"> suo padrone, si palesi per me al mondo; nol sapendo io ragionar poi né descriverlo con quella efficacia et così appunto come a lui uscì della [p.3] bocca; rendendomi certo, se non di giovare altrui, almeno porger diletto a </text:span><text:span text:style-name="edpolemista">Vostra Signoria Illustrissima</text:span><text:span text:style-name="T151"> per un’hora, in servigio della quale (benché in vano io brami egual valore al desiderio che ognora mi sprona ad impiegarmici) un giorno, quando che sia, v’adoprerò tutto quello che le forze del mio debole ingegno potranno. </text:span></text:p>
      <text:p text:style-name="P20"/>
      <text:p text:style-name="Standard"><text:span text:style-name="T151">Dico, dunque, per venire al fatto che, havendo io havuto carico dal padre </text:span><text:span text:style-name="edautoridad">Don Benedetto dell’Uva</text:span><text:span text:style-name="Footnote_20_Symbol"><text:span text:style-name="T49"><text:note text:id="ftn13" text:note-class="footnote"><text:note-citation>4</text:note-citation><text:note-body><text:p text:style-name="Footnote">[NDE] Benedetto dell’Uva (1540–1582), poeta e padre benedettino di famiglia nobile di Capua. Si veda F. De Bernardinis, <text:span text:style-name="T37">Dell’Uva, Benedetto</text:span> In: <text:span text:style-name="T37">Dizionario Biografico degli Italiani</text:span>, 38, 1990.</text:p></text:note-body></text:note></text:span></text:span><text:span text:style-name="T151">, singolar mio amico et gentilissimo poeta del secol nostro, di presentare al signor </text:span><text:span text:style-name="edpolemista"><text:span text:style-name="T151">Principe di Stigliano</text:span></text:span><text:span text:style-name="T151"> </text:span><text:soft-page-break/><text:span text:style-name="T151">la bellissima operetta del </text:span><text:span text:style-name="title"><text:span text:style-name="T153">Doroteo</text:span></text:span><text:span text:style-name="T17"><text:note text:id="ftn14" text:note-class="footnote"><text:note-citation>5</text:note-citation><text:note-body><text:p text:style-name="Footnote"><text:span text:style-name="T37">Il Doroteo di don Benedetto dell’Uva</text:span> (Firenze: Bartolomeo Sermartelli, 1582). [NDE] Poema in ottava rima che racconta la tentazione erotica del giovane Alisio e il suo ammaestramento morale sotto l’anziano Doroteo.</text:p></text:note-body></text:note></text:span><text:span text:style-name="T151"> in ottava rima, con la quale si accompagnavano tutte l’altre in simile stile dal detto padre composte, stampate et raccolte in un solo volume, per dar fine alla bisogna cavalcai di </text:span><text:span text:style-name="lieu"><text:span text:style-name="T151">Capua</text:span></text:span><text:span text:style-name="T151"> alla </text:span><text:span text:style-name="lieu"><text:span text:style-name="T151">Rocca di Mondragone</text:span></text:span><text:span text:style-name="T151">, dove a quel tempo il signor </text:span><text:span text:style-name="edpolemista"><text:span text:style-name="T151">Principe</text:span></text:span><text:span text:style-name="T151"> si ritrovava; a cui in brevità, poi fatte le dovute cirimonie, presentai dett’opra; la quale havendo quel </text:span><text:span text:style-name="edpolemista"><text:span text:style-name="T151">Signore</text:span></text:span><text:span text:style-name="T151"> con faccia ridente ricevuta, rivoltosi all’</text:span><text:span text:style-name="edpolemista"><text:span text:style-name="T151">Attendolo</text:span></text:span><text:span text:style-name="T151"> ch’ivi presente era, così incominciò:</text:span></text:p>
      <text:p text:style-name="P49"/>
      <text:p text:style-name="P47"><text:span text:style-name="T49">CARRAFA: Che vi pare, Signor </text:span><text:span text:style-name="edpolemista"><text:span text:style-name="T115">Attendolo</text:span></text:span><text:span text:style-name="T49">, del dono che ne fa il padre </text:span><text:span text:style-name="edautoridad"><text:span text:style-name="T133">Don Benedetto</text:span></text:span><text:span text:style-name="T49">?</text:span></text:p>
      <text:p text:style-name="P47"><text:span text:style-name="T49">ATTENDOLO: </text:span><text:span text:style-name="T17">Il dono</text:span><text:span text:style-name="T49">, Signor mio, se vogliamo haver riguardo alle vigilie et fatiche sofferte da </text:span><text:span text:style-name="T17">quel padre </text:span><text:span text:style-name="T49">per dargli fregi et arricchirlo delle più rare et nuove bellezze di poesia, non è di picciol valore, accompagnato poi da altri poemi sì dolci di stile et sì pietosi di soggetto, da’ quali può l’autore haver non vana speranza di viver per sempre, se ben non agguaglia i meriti della Eccellenza Vostra, dirò almeno che sia bene in lei collocato che saprà far ottimo giudicio di quel che vaglia. </text:span></text:p>
      <text:p text:style-name="P47"><text:span text:style-name="T49">CARRAFA: Io non ho ancor letto né </text:span><text:span text:style-name="title"><text:span text:style-name="T115">Il martirio delle cinque Vergini</text:span></text:span><text:span text:style-name="T17"><text:note text:id="ftn15" text:note-class="footnote"><text:note-citation>6</text:note-citation><text:note-body><text:p text:style-name="Footnote"><text:span text:style-name="T37">Le vergini prudenti di don Benedetto dell’Uva monaco Casinense</text:span> (Firenze: Bartolomeo Sermartelli, 1582). [NDE] Poema epico sacro e didascalico che narra le vite delle sante Agata, Lucia, Agnese, Giustina e Caterina.</text:p></text:note-body></text:note></text:span><text:span text:style-name="T49"> alla signora </text:span><text:span text:style-name="T17">avola</text:span><text:span text:style-name="persname"><text:span text:style-name="T115"> Felice Orsina</text:span></text:span><text:span text:style-name="T49">,</text:span><text:span text:style-name="Footnote_20_Symbol"><text:span text:style-name="T49"><text:note text:id="ftn16" text:note-class="footnote"><text:note-citation>7</text:note-citation><text:note-body><text:p text:style-name="Footnote">[NDE] <text:span text:style-name="T37">Le vergini prudenti</text:span> fu dedicato a Felice Orsina, vicereina di Sicilia e nonna di Luigi Carafa.</text:p></text:note-body></text:note></text:span></text:span><text:span text:style-name="T49"> né </text:span><text:span text:style-name="title"><text:span text:style-name="T115">Il pensier della morte</text:span></text:span><text:span text:style-name="T17"><text:note text:id="ftn17" text:note-class="footnote"><text:note-citation>8</text:note-citation><text:note-body><text:p text:style-name="Footnote"><text:span text:style-name="T37">Il pensier della morte di don Benedetto dell’Uva monaco Casinense</text:span> (Firenze: Bernardo Sermartelli, 1582).</text:p></text:note-body></text:note></text:span><text:span text:style-name="T49"> alla signora </text:span><text:span text:style-name="T17">zia Donna</text:span><text:span text:style-name="persname"><text:span text:style-name="T115"> Geronima Colonna</text:span></text:span><text:span text:style-name="T17"><text:note text:id="ftn18" text:note-class="footnote"><text:note-citation>9</text:note-citation><text:note-body><text:p text:style-name="Footnote">[NDE] <text:span text:style-name="T37">Il pensiero della morte</text:span> fu dedicato a Geronima Colonna, duchessa di Montelione e zia di Luigi Carafa.</text:p></text:note-body></text:note></text:span><text:span text:style-name="T49">; ma il </text:span><text:span text:style-name="title"><text:span text:style-name="T115">Doroteo</text:span></text:span><text:span text:style-name="T49">, a me dedicato, che scritto a penna lessi già i mesi a dietro, pare a me che nel suo picciol corpo nasconda un’anima grande. Ha egli ne’ suoi pochi versi concetti altissimi, vestiti di così belle et nuove frasi del dire in rima, che d’altezza et di [p.4] novità di stile si può dir che non cede al </text:span><text:span text:style-name="edpolemista"><text:span text:style-name="T115">Tasso figliuolo</text:span></text:span><text:span text:style-name="T49">. </text:span></text:p>
      <text:p text:style-name="P47"><text:span text:style-name="T49">ATTENDOLO: Poteva l’Eccellenza vostra dire al </text:span><text:span text:style-name="edautoridad"><text:span text:style-name="T115">Tasso padre</text:span></text:span><text:span text:style-name="T49"> et non al </text:span><text:span text:style-name="edpolemista"><text:span text:style-name="T115">Tasso figliuolo</text:span></text:span><text:span text:style-name="T49">, poi che lo stile del Padre Don </text:span><text:span text:style-name="edautoridad"><text:span text:style-name="T115">Benedetto</text:span></text:span><text:span text:style-name="T49">, per la sua dolcezza, ha più somiglianza con quel di </text:span><text:span text:style-name="edautoridad"><text:span text:style-name="T115">Bernardo</text:span></text:span><text:span text:style-name="T49"> che di </text:span><text:span text:style-name="edpolemista"><text:span text:style-name="T115">Torquato Tasso</text:span></text:span><text:span text:style-name="T49">. Ma ella ha così detto forse perché </text:span><text:span text:style-name="edpolemista"><text:span text:style-name="T115">il figliuolo</text:span></text:span><text:span text:style-name="T49"> ha superato </text:span><text:span text:style-name="edautoridad"><text:span text:style-name="T115">il padre</text:span></text:span><text:span text:style-name="T49"> così nella lira, come nella tromba. </text:span></text:p>
      <text:p text:style-name="P47"><text:span text:style-name="T160">CARRAFA:Come nella tromba? Dunque a messer </text:span><text:span text:style-name="edautoridad"><text:span text:style-name="T17">Bernardo</text:span></text:span><text:span text:style-name="T160"> può anco darsi il nome di epico poeta? </text:span></text:p>
      <text:p text:style-name="P47"><text:span text:style-name="T160">ATTENDOLO: Signor sì, perché no? Non ha egli cantate </text:span><text:span text:style-name="title"><text:span text:style-name="T160">l’arme di Amadigi</text:span></text:span><text:span text:style-name="T160">?</text:span><text:span text:style-name="Footnote_20_Symbol"><text:span text:style-name="T160"><text:note text:id="ftn19" text:note-class="footnote"><text:note-citation>10</text:note-citation><text:note-body><text:p text:style-name="Footnote">[NDE] <text:span text:style-name="T37">L’Amadigi</text:span> di Bernardo Tasso, un poema epico-cavalleresco in ottava rima ispirato al poema spagnolo <text:span text:style-name="T37">Amadís de Gaula</text:span>. Fu stampato per la prima volta a Venezia nel 1560 (Gabriel Giolito de’ Ferrari) e ristampato altre due volte nel 1581 e nel 1583 sempre a Venezia (Fabio e Agostino Zoppini).</text:p></text:note-body></text:note></text:span></text:span></text:p>
      <text:p text:style-name="P47"><text:span text:style-name="T49">CARRAFA: Sì, ma io havrei creduto che, havendo egli ordito </text:span><text:span text:style-name="title"><text:span text:style-name="T115">il suo poema</text:span></text:span><text:span text:style-name="T49"> sopra un’historia del tutto vana, et riempiutolo di tante digressioni lontane in tutto dalla prima attione, anzi imitato attioni diverse et di più persone, che perciò come sprezzator de i precetti d’</text:span><text:span text:style-name="edautoridad"><text:span text:style-name="T115">Aristotile</text:span></text:span><text:span text:style-name="T49"> nella costitution della favola, egli non fosse degno di questo nome.</text:span></text:p>
      <text:p text:style-name="P19"/>
      <text:p text:style-name="P37"><text:span text:style-name="T73">Crusca [2]: Per niuna di queste tre ragioni non può perdere il titolo d’eroico poeta.</text:span></text:p>
      <text:p text:style-name="P19"/>
      <text:p text:style-name="Standard"><text:span text:style-name="T49">Replica [2]: Per ognuna di queste tre ragioni altri può perdere il titolo se non di eroico poeta, di buono eroico poeta. Così si è detto nel </text:span><text:span text:style-name="title"><text:span text:style-name="T115">Dialogo</text:span></text:span><text:span text:style-name="T49"> et si dirà di nuovo al suo luogo.</text:span></text:p>
      <text:p text:style-name="P21"/>
      <text:p text:style-name="Standard"><text:span text:style-name="T160">Infarinato [2]: Le parole del </text:span><text:span text:style-name="title"><text:span text:style-name="T160">Dialogo</text:span></text:span><text:span text:style-name="T160"> sono queste: «</text:span><text:span text:style-name="quote"><text:span text:style-name="T163">che egli</text:span></text:span><text:span text:style-name="T163"> (favella di </text:span><text:span text:style-name="edautoridad"><text:span text:style-name="T23">Bernardo Tasso</text:span></text:span><text:span text:style-name="T163">) </text:span><text:span text:style-name="quote"><text:span text:style-name="T163">non fosse degno di questo nome</text:span></text:span><text:span text:style-name="T160">», cioè d’epico poeta, e per </text:span><text:span text:style-name="T162">epico</text:span><text:span text:style-name="T160"> intende </text:span><text:span text:style-name="T162">eroico</text:span><text:span text:style-name="T160">. La </text:span><text:span text:style-name="edpolemista"><text:span text:style-name="T17">Crusca</text:span></text:span><text:span text:style-name="T160"> gliele negò, ed esso replica: «</text:span><text:span text:style-name="quote"><text:span text:style-name="T163">se non d’eroico Poeta, di buono eroico poeta</text:span></text:span><text:span text:style-name="T17">»</text:span><text:span text:style-name="T160">. Dove correggendosi liberamente, merita commendazione.</text:span></text:p>
      <text:p text:style-name="P21"><text:soft-page-break/></text:p>
      <text:p text:style-name="P37"><text:span text:style-name="T73">Dialogo [3]: </text:span></text:p>
      <text:p text:style-name="P47"><text:span text:style-name="T49">ATTENDOLO: Il creder vostro non si discosta dal ragionevole, et si potrebbe sopra di ciò haver lunga questione da non decider così facilmente. Pure, chi volesse difendere le parti del </text:span><text:span text:style-name="edpolemista"><text:span text:style-name="T115">Tasso padre</text:span></text:span><text:span text:style-name="T49"> potrebbe dire che </text:span><text:span text:style-name="edautoridad"><text:span text:style-name="T126">Aristotile</text:span></text:span><text:span text:style-name="T49">, nel </text:span><text:span text:style-name="title"><text:span text:style-name="T115">libro</text:span></text:span><text:span text:style-name="T49"> che fa de gli insegnamenti di poesia, loda et ha per non [p.5] men d’alcun’altra dilettevole la tragedia d’</text:span><text:span text:style-name="edautoridad"><text:span text:style-name="T126">Agatone</text:span></text:span><text:span text:style-name="T49"> intitolata </text:span><text:span text:style-name="title"><text:span text:style-name="T133">Il fiore</text:span></text:span><text:span text:style-name="T49">, il cui soggetto coi nomi delle persone furon tutti finti, com’egli dice, dallo ‘ngegno dell’autore.</text:span></text:p>
      <text:p text:style-name="P21"/>
      <text:p text:style-name="P37"><text:span text:style-name="T73">Crusca [3]: Ci scambia le carte in mano mutando il «</text:span><text:span text:style-name="T74">vana»</text:span><text:span text:style-name="T73"> in «</text:span><text:span text:style-name="T74">nuova»</text:span><text:span text:style-name="T73">.</text:span></text:p>
      <text:p text:style-name="P21"/>
      <text:p text:style-name="Standard"><text:span text:style-name="T49">Replica [3]: Io non veggo dove mi habbia scambiate queste carte: si è di sopra fatto mentione d’istoria vana, ma la voce</text:span><text:span text:style-name="T68"> nuova</text:span><text:span text:style-name="T49"> non si legga insino a questo termine. Se forse per lo soggetto et i nomi delle persone ch’io, secondo </text:span><text:span text:style-name="edautoridad"><text:span text:style-name="T126">Aristotile</text:span></text:span><text:span text:style-name="T49">, dico esser finti nella tragedia d’</text:span><text:span text:style-name="edautoridad"><text:span text:style-name="T126">Agatone</text:span></text:span><text:span text:style-name="T49">, gli </text:span><text:span text:style-name="edpolemista"><text:span text:style-name="T115">Academici</text:span></text:span><text:span text:style-name="T49"> vogliono intendere questa novità non come suonano le parole ma secondo il sentimento, nel caso nostro </text:span><text:span text:style-name="T68">istoria vana</text:span><text:span text:style-name="T49"> et </text:span><text:span text:style-name="T68">istoria finta</text:span><text:span text:style-name="T49"> è una cosa istessa, dinotando et questa et quella cosa non vera et non avvenuta giamai.</text:span></text:p>
      <text:p text:style-name="P21"/>
      <text:p text:style-name="Standard"><text:span text:style-name="T49">Infarinato [3]: Posciaché voi stesso affermate che per </text:span><text:span text:style-name="T68">finto</text:span><text:span text:style-name="T49"> intendete </text:span><text:span text:style-name="T68">nuovo</text:span><text:span text:style-name="T49">, dicendo ora qui «</text:span><text:span text:style-name="quote"><text:span text:style-name="T116">non come suonano le parole ma secondo il sentimento</text:span></text:span><text:span text:style-name="T49">», è manifesto senza provarlo lo scambiamento di quelle carte, e che la storia dell’</text:span><text:span text:style-name="title"><text:span text:style-name="T115">Amadigi</text:span></text:span><text:span text:style-name="T49">, che prima chiamaste «</text:span><text:span text:style-name="T51">vana»</text:span><text:span text:style-name="T49">, mutaste poi in «</text:span><text:span text:style-name="T51">istoria nuova»</text:span><text:span text:style-name="T49">. Ma voi dite che </text:span><text:span text:style-name="T68">vana</text:span><text:span text:style-name="T49"> e </text:span><text:span text:style-name="T68">nuova</text:span><text:span text:style-name="T49"> è lo stesso. </text:span><text:span text:style-name="edpolemista"><text:span text:style-name="T115">La Crusca</text:span></text:span><text:span text:style-name="T49"> avvisa che </text:span><text:span text:style-name="T68">vana</text:span><text:span text:style-name="T49"> sia quella storia che non ottiene il suo fine, e </text:span><text:span text:style-name="T68">nuova</text:span><text:span text:style-name="T49"> quella che prima non si sentì, o vana o non vana ch’ella si sia. Il fin della storia comunemente è di giovare a chi l’ode; il che, o per la leggerezza del contenuto o per avvenimenti di reo esemplo, avvien talvolta che non s’adempia.</text:span></text:p>
      <text:p text:style-name="P21"/>
      <text:p text:style-name="P37"><text:span text:style-name="T73">Dialogo [4]: </text:span></text:p>
      <text:p text:style-name="P47"><text:span text:style-name="T49">ATTENDOLO: Dunque, par che </text:span><text:span text:style-name="edautoridad"><text:span text:style-name="T126">Aristotile</text:span></text:span><text:span text:style-name="T49"> in certo modo conceda al tragico poeta d’inventar la favola tutta et non servirsi d’istoria vera. Et affermando egli la tragedia esser poema di maggior dignità che l’epopea non è—</text:span></text:p>
      <text:p text:style-name="P37"><text:span text:style-name="T73">[p.6]</text:span></text:p>
      <text:p text:style-name="P21"/>
      <text:p text:style-name="P37"><text:span text:style-name="T73">Crusca [4]: A bell’agio.</text:span></text:p>
      <text:p text:style-name="P21"/>
      <text:p text:style-name="P37"><text:span text:style-name="T73">Replica [4]: A bell’agio come vi piace.</text:span></text:p>
      <text:p text:style-name="P21"/>
      <text:p text:style-name="Standard"><text:span text:style-name="T49">Infarinato [4]: Volle dir la chiosa che non è forse così smaltito, come poneste, che </text:span><text:span text:style-name="edautoridad"><text:span text:style-name="T126">Aristotile</text:span></text:span><text:span text:style-name="T49"> desse assolutamente quella sentenza tra l’eroico e la tragedia: tuttoché paia il contrario. E mosterrassi peravventura, quando che sia, da alcun nostro comentatore</text:span><text:span text:style-name="T49"><text:note text:id="ftn20" text:note-class="footnote"><text:note-citation>11</text:note-citation><text:note-body><text:p text:style-name="P1">[NDE] Senza dubbio un riferimento al commento sulla Poetica di <text:span text:style-name="T37">Poetica</text:span> promesso dal Salviati sin dagli anni 1570 in una lettera a <text:span text:style-name="T17">Torquato</text:span> Tasso. In realtà Salviati non finì né stampò questo commento, <text:span text:style-name="T17">ma le varie traduzioni in volgare del testo aristotelico che si trovano nello </text:span><text:span text:style-name="T19">‘Nfarinato secondo</text:span><text:span text:style-name="T17"> vengono da questa opera.</text:span></text:p></text:note-body></text:note></text:span><text:span text:style-name="T49">.</text:span></text:p>
      <text:p text:style-name="P21"/>
      <text:p text:style-name="P37"><text:span text:style-name="T73">Dialogo [5]: </text:span></text:p>
      <text:p text:style-name="P60">ATTENDOLO: —e ne’ lor primi generi non molto l’un differente dall’altro, par che ne segua che nella invention della favola, quel ch’è concesso all’un poema parimente all’altro conceder si possa. </text:p>
      <text:p text:style-name="P65"><text:span text:style-name="T73">CARRAFA: Havete voi per sicura questa ragione? </text:span></text:p>
      <text:p text:style-name="P47"><text:span text:style-name="T49">ATTENDOLO: Io per me non l’approvo né la rifiuto, poiché non mancano di coloro che dicono </text:span><text:span text:style-name="edautoridad"><text:span text:style-name="T126">Aristotile</text:span></text:span><text:span text:style-name="T49"> haver voluto difender l’amico da lui molto amato, et non dar licenza a’ poeti di ciò </text:span><text:soft-page-break/><text:span text:style-name="T49">fare</text:span><text:span text:style-name="T49"><text:note text:id="ftn21" text:note-class="footnote"><text:note-citation>12</text:note-citation><text:note-body><text:p text:style-name="P12">[NDE] Si riferisce ad Agatone (448 a.C.<text:span text:style-name="T17">–</text:span> 401 a.C. circa), poeta tragico greco antico e autore <text:span text:style-name="T17">dell’</text:span><text:span text:style-name="T19">Anthos</text:span> (<text:span text:style-name="T81">«</text:span>Il fiore<text:span text:style-name="T81">»</text:span>) che viene lodato da Aristotele nella sua <text:span text:style-name="T37">Poetica</text:span>. Piccolomini sostiene che Aristotele non lo critica soltanto per amicizia tra di loro, dicendo che gli sembra che non ci sia un motivo ragionevole e coerente per difendergli la pratica poetica: <text:span text:style-name="T81">«</text:span>Io sinceramente confesso havermi sempre recato difficultà a questa particella … [credo] ch’Aristotele in questa particella habbia voluto pigliar occasione di difender Agathone amato molto da lui; il quale haveva fatto la sua tragedia del Fiore, totalmente da fintion nata<text:span text:style-name="T81">»,</text:span> in <text:span text:style-name="T37">Annotationi di Alessandro Piccolomini </text:span>(Venezia: Giovanni Gueriasco e compagni, 1575), part. 54, p. 144. La nozione è poi ripresa da Nicolò Rossi nei suoi <text:span text:style-name="T37">Discorsi intorno alla tragedia</text:span> (1590): <text:span text:style-name="T81">«</text:span>[Agatone è] trattato da Aristotile con molta umanità, forse per la amicizia che fu tra loro<text:span text:style-name="T81">»,</text:span> in Weinberg, <text:span text:style-name="T37">Trattati di poetica e di retorica del Cinquecento </text:span><text:span text:style-name="T170">(</text:span>Bari: Laterza, 1974), IV, pp. 59-120; 71.</text:p></text:note-body></text:note></text:span><text:span text:style-name="T49">. Però, comunque si sia, non è che non si debba lodar più colui che favoleggia sopra la verità d’una istoria che colui che ritrova la favola tutta.</text:span></text:p>
      <text:p text:style-name="P21"/>
      <text:p text:style-name="P29">Crusca [5]: Il poeta non è poeta senza la ‘nvenzione. Però, scrivendo storia, o soprastoria stata scritta da altri, perde l’essere interamente.</text:p>
      <text:p text:style-name="P21"/>
      <text:p text:style-name="Standard"><text:span text:style-name="T49">Replica [5]: Concedasi per hora il poeta non esser poeta senza la ‘nventione</text:span><text:span text:style-name="T49"><text:note text:id="ftn22" text:note-class="footnote"><text:note-citation>13</text:note-citation><text:note-body><text:p text:style-name="Footnote">[NDEC] la ‘nventione <text:span text:style-name="T37">R1</text:span> <text:span text:style-name="T37">R2</text:span> : la inve[n]tione <text:span text:style-name="T37">I</text:span></text:p></text:note-body></text:note></text:span><text:span text:style-name="T49">; tutto che più sicuramente si potrebbe a lui torre più tosto il nome di sovrano poeta che di poeta, come si dirà nella </text:span><text:span text:style-name="ref"><text:span text:style-name="T135">replica quarantesima seconda</text:span></text:span><text:span text:style-name="T49">, dove anche vedremo che a </text:span><text:span text:style-name="edautoridad"><text:span text:style-name="T126">Lucano</text:span></text:span><text:span text:style-name="T49">, che scrisse istoria in versi, a ragione vien dato il nome, benché d’imperfetto poeta. Ma, che altri scrivendo sopra storia perda interamente l’esser del poeta, questo si niega. Onde non solo per giustificatione di quanto ho detto intorno a questa materia, ma anco per chiarezza d’una difficil questione, dico che, se ben l’ufficio del poeta è di dir le cose come elle possono avvenire secondo il verisimile et il necessario, riguardando sempre all’universale al contrario dello istorico </text:span><text:span text:style-name="T43">(</text:span><text:span text:style-name="T49">che [p.7] havendo l’occhio al particolare scrive le cose appunto come elle avvenute sono</text:span><text:span text:style-name="T43">),</text:span><text:span text:style-name="T49"> non però si toglie al tutto la facoltà al poeta di trattar le cose avvenute, dicendo </text:span><text:span text:style-name="edautoridad"><text:span text:style-name="T126">Aristotile</text:span></text:span><text:span text:style-name="T49">: </text:span></text:p>
      <text:p text:style-name="P47"><text:span text:style-name="quote"><text:span text:style-name="T116">Hora ancora se avvenisse, che altri poetasse di cose avvenute sarebbe non di meno poeta. Perciò che nulla vieta, che alcune delle cose avvenute non sieno tali, quali è verisimile dovere avvenire, et possibili ad avvenire nella maniera, che egli è poeta di quelle.</text:span></text:span><text:span text:style-name="T17"><text:note text:id="ftn23" text:note-class="footnote"><text:note-citation>14</text:note-citation><text:note-body><text:p text:style-name="Footnote"><text:span text:style-name="T37">Poetica d’Aristotele vulgarizzata et sposta per Lodovico Castelvetro</text:span> (Vienna: Gaspar Stainhoser, 1570), <text:span text:style-name="T1">p. 102 </text:span><text:span text:style-name="T17">r</text:span><text:span text:style-name="T1">. </text:span><text:span text:style-name="T17">Il passo tradotto viene da Aristotele, </text:span><text:span text:style-name="T19">Poetica</text:span><text:span text:style-name="T17"> 1451b, 26-32.</text:span></text:p></text:note-body></text:note></text:span></text:p>
      <text:p text:style-name="Standard"><text:span text:style-name="T49">Ma in questo testo primieramente mi si potrà dire che </text:span><text:span text:style-name="edautoridad"><text:span text:style-name="T126">Aristotile</text:span></text:span><text:span text:style-name="T49"> non concede al poeta di formar tutto l’argomento della favola di cose avvenute, ma solamente di alcuna, volendo inferire che avvenga di rado per quelle parole «</text:span><text:span text:style-name="T51">ancora se avvenisse».</text:span><text:span text:style-name="T49"> Ma io dimando colui che volesse farmi questa obiettione, se l’argomento della </text:span><text:span text:style-name="title"><text:span text:style-name="T115">Iliade</text:span></text:span><text:span text:style-name="T49"> (il quale secondo </text:span><text:span text:style-name="edautoridad"><text:span text:style-name="T126">Aristotile</text:span></text:span><text:span text:style-name="T49"> è parte della guerra di </text:span><text:span text:style-name="lieu"><text:span text:style-name="T115">Troia</text:span></text:span><text:span text:style-name="T49">, et secondo altri l’ira d’</text:span><text:span text:style-name="persname"><text:span text:style-name="T115">Achille</text:span></text:span><text:span text:style-name="T49">) si formò da </text:span><text:span text:style-name="edautoridad"><text:span text:style-name="T126">Omero</text:span></text:span><text:span text:style-name="T49"> sopra cosa avvenuta, o se no?</text:span></text:p>
      <text:p text:style-name="P21"/>
      <text:p text:style-name="Standard"><text:span text:style-name="T49">Chiara cosa è, che mi si farà buono, che la guerra di </text:span><text:span text:style-name="lieu"><text:span text:style-name="T115">Troia</text:span></text:span><text:span text:style-name="T49"> sia stata cosa vera et reale, et reale parimente lo sdegno d’</text:span><text:span text:style-name="persname"><text:span text:style-name="T115">Achille</text:span></text:span><text:span text:style-name="T43">;</text:span><text:span text:style-name="T49"> «reale», dico, se non vogliamo che l’argomento della </text:span><text:span text:style-name="title"><text:span text:style-name="T115">Iliade</text:span></text:span><text:span text:style-name="T49"> sia fondato sopra una cosa del tutto vana, il che sarebbe contra i generali insegnamenti d’</text:span><text:span text:style-name="edautoridad"><text:span text:style-name="T126">Aristotile</text:span></text:span><text:span text:style-name="T49">. Dunque, l’argomento della </text:span><text:span text:style-name="title"><text:span text:style-name="T115">Iliade</text:span></text:span><text:span text:style-name="T49"> vien fondato sopra la verità della istoria, non ostante che le cose seguite, mentre durò l’ira d’</text:span><text:span text:style-name="persname"><text:span text:style-name="T115">Achille</text:span></text:span><text:span text:style-name="T49"> o parte della guerra di </text:span><text:span text:style-name="lieu"><text:span text:style-name="T115">Troia</text:span></text:span><text:span text:style-name="T49">, furono non secondo la verità ma scritte favolosamente da </text:span><text:span text:style-name="edautoridad"><text:span text:style-name="T126">Omero</text:span></text:span><text:span text:style-name="T49"> o, se pur vere, alterate; et alterate come a lui parve et senza dubbio tirate per mezo della imitatione del perfetto dal particolare della istoria all’universale della poesia. Perciò che, chi non sa che posto che intorno a </text:span><text:span text:style-name="lieu"><text:span text:style-name="T115">Troia</text:span></text:span><text:span text:style-name="T49"> convenissero Eroi valorosi et avvenissero fatti illustri, non dimeno né </text:span><text:span text:style-name="persname"><text:span text:style-name="T115">Achille</text:span></text:span><text:span text:style-name="T49"> fu così forte né sì veloce come si scrive, né </text:span><text:span text:style-name="persname"><text:span text:style-name="T115">Ulisse</text:span></text:span><text:span text:style-name="T49"> così astuto, né </text:span><text:span text:style-name="persname"><text:span text:style-name="T115">Diomede</text:span></text:span><text:span text:style-name="T49"> così valoroso, né </text:span><text:span text:style-name="persname"><text:span text:style-name="T115">Nestore</text:span></text:span><text:span text:style-name="Footnote_20_Symbol"><text:span text:style-name="T49"><text:note text:id="ftn24" text:note-class="footnote"><text:note-citation>15</text:note-citation><text:note-body><text:p text:style-name="Footnote">[NDEC]: Nestore <text:span text:style-name="T37">R2</text:span><text:span text:style-name="T170">,</text:span><text:span text:style-name="T37"> </text:span><text:span text:style-name="T3">I</text:span> : <text:span text:style-name="T170">Hettore </text:span><text:span text:style-name="T37">R</text:span><text:span text:style-name="T3">1</text:span></text:p></text:note-body></text:note></text:span></text:span><text:span text:style-name="T49"> così prudente. Et chi non sa in quanto a i fatti, che lo stesso valor reale d’</text:span><text:span text:style-name="persname"><text:span text:style-name="T115">Achille</text:span></text:span><text:span text:style-name="T49"> fu migliorato nella morte d’</text:span><text:span text:style-name="persname"><text:span text:style-name="T115">Ettore</text:span></text:span><text:span text:style-name="T49">? Et quel d’</text:span><text:span text:style-name="persname"><text:span text:style-name="T115">Ulisse</text:span></text:span><text:span text:style-name="T49"> et di </text:span><text:span text:style-name="persname"><text:span text:style-name="T115">Diomede</text:span></text:span><text:span text:style-name="T49"> finto nel rubamento de’ cavalli [p.8] di </text:span><text:span text:style-name="persname"><text:span text:style-name="T115">Reso</text:span></text:span><text:span text:style-name="T49">, et nelle ferite di </text:span><text:span text:style-name="persname"><text:span text:style-name="T115">Venere</text:span></text:span><text:span text:style-name="T49"> et di </text:span><text:span text:style-name="persname"><text:span text:style-name="T115">Marte</text:span></text:span><text:span text:style-name="T49">? Sì come quel di </text:span><text:span text:style-name="persname"><text:span text:style-name="T115">Nestore</text:span></text:span><text:span text:style-name="T49"> nella legatione ad </text:span><text:span text:style-name="persname"><text:span text:style-name="T115">Achille</text:span></text:span><text:span text:style-name="T49">? </text:span></text:p>
      <text:p text:style-name="P21"><text:soft-page-break/></text:p>
      <text:p text:style-name="Standard"><text:span text:style-name="T160">Adunque </text:span><text:span text:style-name="edautoridad"><text:span text:style-name="T17">Omero</text:span></text:span><text:span text:style-name="T160"> favoleggiò et nella eccellenza et nelle attioni delle persone ove f</text:span><text:span text:style-name="T157">e’</text:span><text:span text:style-name="T160"> dimostrar l’eccellenza. Perciò, direm</text:span><text:span text:style-name="T157">o</text:span><text:span text:style-name="T160"> che la licenza che </text:span><text:span text:style-name="edautoridad"><text:span text:style-name="T17">Aristotile</text:span></text:span><text:span text:style-name="T160"> concede al poeta s’intende non solo di potere alterare et ridur le cose avvenute a cose possibili ad avvenire (poi che, come si è detto, si vede chiaramente </text:span><text:span text:style-name="edautoridad"><text:span text:style-name="T17">Omero</text:span></text:span><text:span text:style-name="T160"> haver alterata la verità della istoria ne’ suoi poemi), ma che, s’elle avvengono di modo che adeguino l’universale dovuto alla poesia, possa egli senza alteratione servirsi del particolare della istoria quasi di universale. Et colui che peraventura volesse questo negarmi sarà convinto dalla istoria di </text:span><text:span text:style-name="edautoridad"><text:span text:style-name="T17">Darete Frigio</text:span></text:span><text:span text:style-name="T17"><text:note text:id="ftn25" text:note-class="footnote"><text:note-citation>16</text:note-citation><text:note-body><text:p text:style-name="Footnote">[NDE] Darete Frigio (sesto secolo), autore presunto di una <text:span text:style-name="T37">Historia de excidio Troiae</text:span> in sei libri. Nella lettera prefatoria di quest’opera un certo Cornelio Nepote offre il testo a Crispo Sallustio come traduzione latina dell’originale greco che Nepote aveva scoperto in Atene.</text:p></text:note-body></text:note></text:span><text:span text:style-name="T160"> et di </text:span><text:span text:style-name="edautoridad"><text:span text:style-name="T17">Dite Cretense</text:span></text:span><text:span text:style-name="T17"><text:note text:id="ftn26" text:note-class="footnote"><text:note-citation>17</text:note-citation><text:note-body><text:p text:style-name="Footnote">[NDE] Ditti Cretese, autore di <text:span text:style-name="T37">Ephemeris belli Troiani</text:span>, in sei libri, che apparve nel Medioevo insieme all’opera di Darete Frigio. Queste due opere divennero fonte di molte leggende sulla caduta di Troia.</text:p></text:note-body></text:note></text:span><text:span text:style-name="T160">, autori intervenuti nel fatto dell’armi, et ricevuti et tradotti da </text:span><text:span text:style-name="edautoridad"><text:span text:style-name="T17">Cornelio Nipote</text:span></text:span><text:span text:style-name="T160"> et da </text:span><text:span text:style-name="edautoridad"><text:span text:style-name="T17">Quinto Settimio Romano</text:span></text:span><text:span text:style-name="T17"><text:note text:id="ftn27" text:note-class="footnote"><text:note-citation>18</text:note-citation><text:note-body><text:p text:style-name="Footnote">[NDE] Cornelio Nepote e Quinto Settimio (conosciuto anche come Lucio Settimio) furono i due presunti traduttori di queste opere scritte apparentemente subito dopo la guerra di Troia in lingua fenicia e greca. Nepote (100 a.C. circa–27 a.C. circa) fu uno storico e biografo romano. Si veda <text:span text:style-name="T37">Ditti Crete e Darete Frigio storici della guerra trojana, volgarizzata dal cav. Compagnoni</text:span> (Milano: Gio. Battista Sonzogno, 1819)</text:p></text:note-body></text:note></text:span><text:span text:style-name="T160">, che ne’ paralleli di quelle tirati con la poesia di </text:span><text:span text:style-name="edautoridad"><text:span text:style-name="T17">Omero</text:span></text:span><text:span text:style-name="T160">, si conoscerà et l’alteratione di molti particolari et alcun particolare non alterato. Crediamo l’istesso modo haver tenuto ne’ lor poemi </text:span><text:span text:style-name="edautoridad"><text:span text:style-name="T17">Vergilio</text:span></text:span><text:span text:style-name="T160">, </text:span><text:span text:style-name="edautoridad"><text:span text:style-name="T17">Statio</text:span></text:span><text:span text:style-name="T160"> et gli altri </text:span><text:span text:style-name="lieu"><text:span text:style-name="T160">latini</text:span></text:span><text:span text:style-name="T160"> poeti. </text:span></text:p>
      <text:p text:style-name="P21"/>
      <text:p text:style-name="Standard"><text:span text:style-name="T49">Ma più oltre mi si potrà dire che </text:span><text:span text:style-name="edautoridad"><text:span text:style-name="T126">Aristotile</text:span></text:span><text:span text:style-name="T49"> in questo testo per «</text:span><text:span text:style-name="T51">cose avvenute»</text:span><text:span text:style-name="T49"> non intende di quelle delle quali si ha perfetta et vera notitia per istoria scritta, ma intende di quelle cose delle quali s’habbia sommaria informatione, o per fama ricevuta d’età in età, o veramente per iscrittura non havuta totalmente per vera. Alla quale obiettione rispondo ch’io non veggo primieramente come dal testo d’</text:span><text:span text:style-name="edautoridad"><text:span text:style-name="T126">Aristotile </text:span></text:span><text:span text:style-name="T49">si possa cavar questa sentenza, poi che egli liberamente et senza distinzione alcuna ragiona di cose fatte, di </text:span><text:span text:style-name="T51">cose avvenute</text:span><text:span text:style-name="T49">, et apportando argomenti di favola tragica (da quel della tragedia d’</text:span><text:span text:style-name="edautoridad"><text:span text:style-name="T135">Agatone</text:span></text:span><text:span text:style-name="T49"> in fuori) gli ha sempre per veri, dato che i poeti gli havessero ricevuti ne’ lor poemi per fama invecchiata, del che a lungo ragiona </text:span><text:span text:style-name="edautoridad"><text:span text:style-name="T126">Lodovico Castelvetro</text:span></text:span><text:span text:style-name="T49"> nel suo </text:span><text:span text:style-name="title"><text:span text:style-name="T115">comento</text:span></text:span><text:span text:style-name="T17"><text:note text:id="ftn28" text:note-class="footnote"><text:note-citation>19</text:note-citation><text:note-body><text:p text:style-name="P13">[NDE] Nella <text:span text:style-name="T37">Poetica d’Aristotele vulgarizzata</text:span> (1570), Castelvetro parla a lungo del rapporto tra poesia e storia, e l’uso poetica delle ‘cose avvenute’, a cc. 102 r.-121 r., ad esempio: <text:span text:style-name="T81">«</text:span>La favola delle tragedia, e dell’epopea non si può constituire se non di cose avenute et conosciute, così richiedendo lo stato rale sopra il quale ella è fondata; le quali cose avenute non dimeno non deono essere conosciute se non sommariamente, accioché il poeta possa essercitare, et far vedere il suo ingegno, et trovare le cose particolari e i mezzi per gli quali quella attione fu condotta al suo termine<text:span text:style-name="T81">»</text:span> (117 v.).</text:p></text:note-body></text:note></text:span><text:span text:style-name="T49">. S’aggiunge che l’essere l’argomento tolto da istoria scritta, o havuta per traditione, è cosa fuori della essenza del poema: et si può riputare accidente, il quale non [p.9] dee distruggere l’essenza. Et mi maraviglio come si facci tanto romore, et così superstitiosamente si cerchi dal di fuori, la bontà che si ritrova dentro i componimenti poetici. </text:span></text:p>
      <text:p text:style-name="P21"/>
      <text:p text:style-name="Standard"><text:span text:style-name="T49">Et ultimamente se mi dicesse che, dato che </text:span><text:span text:style-name="edautoridad"><text:span text:style-name="T126">Aristotile</text:span></text:span><text:span text:style-name="T49"> habbia per veri gli argomenti da lui portati di tragedia et di epopea, gli ha non di meno per veri come scritti da poeti che l’accettarono ne’ lor libri per fama, ma resta tuttavia in gran parte l’incertezza di que</text:span><text:span text:style-name="T53">lli, però </text:span><text:span text:style-name="T49">non fu già mai mentione ch’e’</text:span><text:span text:style-name="T49"><text:note text:id="ftn29" text:note-class="footnote"><text:note-citation>20</text:note-citation><text:note-body><text:p text:style-name="Footnote">[NDEC] e’ <text:span text:style-name="T37">R1 R2</text:span> : egli <text:span text:style-name="T37">I</text:span></text:p></text:note-body></text:note></text:span><text:span text:style-name="T49"> havessono havuto principio da vera istoria, onde favola chiama sempre ogni poema, o tragico o epico che egli si sia. A questo si risponde che </text:span><text:span text:style-name="edautoridad"><text:span text:style-name="T126">Aristotile</text:span></text:span><text:span text:style-name="T49"> fa la nominatione dal perfetto, havendo l’occhio al termine al quale l’argomento è pervenuto, et nel quale sortisce nome di favola, per essere alterato con mezi favolosi d</text:span><text:span text:style-name="T53">allo ing</text:span><text:span text:style-name="T49">egno del poeta, et non al termine dal quale hebbe principio che fu l’istoria scritta da altri, sì come </text:span><text:span text:style-name="T17">l’</text:span><text:span text:style-name="title"><text:span text:style-name="T115">Iliade</text:span></text:span><text:span text:style-name="T49"> et </text:span><text:span text:style-name="title"><text:span text:style-name="T115">Odissea</text:span></text:span><text:span text:style-name="T49"> di </text:span><text:span text:style-name="edautoridad"><text:span text:style-name="T126">Omero</text:span></text:span><text:span text:style-name="T49">, et anche </text:span><text:span text:style-name="T17">l’</text:span><text:span text:style-name="title"><text:span text:style-name="T115">Eneade</text:span></text:span><text:span text:style-name="T49"> di </text:span><text:span text:style-name="edautoridad"><text:span text:style-name="T126">Vergilio</text:span></text:span><text:span text:style-name="T49">. </text:span></text:p>
      <text:p text:style-name="P29"/>
      <text:p text:style-name="Standard"><text:span text:style-name="T49">Si conchiude dunque che, se questi poeti per havere scritto l’uno et l’altro sopra storie non sono poeti, </text:span><text:soft-page-break/><text:span text:style-name="T49">gli </text:span><text:span text:style-name="edpolemista"><text:span text:style-name="T115">Academici</text:span></text:span><text:span text:style-name="T49"> hanno ragione a dire che colui che scrive sopra storia</text:span><text:span text:style-name="Footnote_20_Symbol"><text:span text:style-name="T49"><text:note text:id="ftn30" text:note-class="footnote"><text:note-citation>21</text:note-citation><text:note-body><text:p text:style-name="Footnote">[NDEC]: sopra storia <text:span text:style-name="T37">I</text:span> : <text:span text:style-name="T170">soprastoria</text:span><text:span text:style-name="T37"> R1, R2</text:span></text:p></text:note-body></text:note></text:span></text:span><text:span text:style-name="T49"> perde interamente l’essere del poeta. Sopra tal questione, poi che lungamente ha ragionato, il </text:span><text:span text:style-name="edautoridad"><text:span text:style-name="T115">Castelvetro</text:span></text:span><text:span text:style-name="T49"> conchiude al fine con queste parole:</text:span></text:p>
      <text:p text:style-name="P47"><text:span text:style-name="quote"><text:span text:style-name="T116">Giudico nondimeno che il formator della favola della tragedia et della epopea, presa dall’istoria coi nomi reali, veri, non sia da essere stimato minore poeta che il formatore della favola contenente tutte le cose et tutti i nomi imagi</text:span></text:span><text:span text:style-name="quote"><text:span text:style-name="T117">nati: anzi p</text:span></text:span><text:span text:style-name="quote"><text:span text:style-name="T116">eraventura dee essere stimato maggiore. Percioché le cose avvenute, alle quali il detto formatore riguarda nel costituire la favola della epopea et della tragedia, non sono tante né in modo distese che gli scemino la fatica del trovare, potendo ciascuno imaginarsi simili cose senza molta sottilità d’ingegno.</text:span></text:span><text:span text:style-name="T17"><text:note text:id="ftn31" text:note-class="footnote"><text:note-citation>22</text:note-citation><text:note-body><text:p text:style-name="P6"><text:span text:style-name="T37">Poetica d’Aristotele vulgarizzata</text:span> (<text:span text:style-name="T1">1570</text:span>), <text:span text:style-name="T1">c</text:span>. 119 r.</text:p></text:note-body></text:note></text:span></text:p>
      <text:p text:style-name="Standard"><text:span text:style-name="T49">Et comprobando ciò con altre ragioni et essempi, par che discordi da se medesimo che, in questa parte et altrove, [p.10] ha per fermo che ‘l soggetto della tragedia e della epopea si tragga da istoria, della quale si ha sommaria informati</text:span><text:span text:style-name="T53">one, non </text:span><text:span text:style-name="T49">ostante che egli, spinto dalla verità, dica la poesia essere similitudine et rassomiglianza dell’istoria. Però </text:span><text:span text:style-name="edautoridad"><text:span text:style-name="T126">Alessandro Piccolomini</text:span></text:span><text:span text:style-name="T49"> nelle </text:span><text:span text:style-name="title"><text:span text:style-name="T115">annotationi</text:span></text:span><text:span text:style-name="T49"> sopra la </text:span><text:span text:style-name="title"><text:span text:style-name="T115">poetica</text:span></text:span><text:span text:style-name="T49"> d’</text:span><text:span text:style-name="edautoridad"><text:span text:style-name="T126">Aristotile</text:span></text:span><text:span text:style-name="T49">, nella </text:span><text:span text:style-name="T17">particella cinquantesima quarta</text:span><text:span text:style-name="T49">, par che con più chiarezza favorisca la nostra causa</text:span><text:span text:style-name="T49"><text:note text:id="ftn32" text:note-class="footnote"><text:note-citation>23</text:note-citation><text:note-body><text:p text:style-name="P11"><text:span text:style-name="T4">[NDE] In questa </text:span><text:span text:style-name="T82">«</text:span><text:span text:style-name="T4">particella</text:span><text:span text:style-name="T82">»,</text:span><text:span text:style-name="T4"> Piccolomini nota che gli eventi conosciuti, a differenza di quelli completamente inventati, tendono a provocare una reazione affettiva più forte nello spettatore. Cfr. </text:span><text:span text:style-name="T37">Annotationi</text:span><text:span text:style-name="T170"> </text:span><text:span text:style-name="T4">(</text:span>157<text:span text:style-name="T1">0</text:span>), pp. 144-153.</text:p></text:note-body></text:note></text:span><text:span text:style-name="T49">, la quale dee essere veramente favorita da tutti, almeno per non confessare con l’opinione d’alcuni che hoggi non si ritrovi vero soggetto, né di tragedia né di epopea.</text:span></text:p>
      <text:p text:style-name="P21"/>
      <text:p text:style-name="Standard"><text:span text:style-name="T49">Infarinato [5]: Nella risposta che si stampò contro all’</text:span><text:span text:style-name="title"><text:span text:style-name="T115">Apologia</text:span></text:span><text:span text:style-name="T49"> di </text:span><text:span text:style-name="edpolemista"><text:span text:style-name="T115">Torquato Tasso</text:span></text:span><text:span text:style-name="T49"> nella quasi ultima riga della </text:span><text:span text:style-name="ref"><text:span text:style-name="T135">faccia trentacinquesima</text:span></text:span><text:span text:style-name="T49"> si leggono queste parole: </text:span></text:p>
      <text:p text:style-name="P47"><text:span text:style-name="quote"><text:span text:style-name="T116">ricordisi l’Apologista, quanto pertiene a quel vocabolo che fu quasi il principio di questi ragionamenti, che l’error di stampa del sopra storia fu dalla Crusca notato addietro nel suo libretto, e dichiarato che soprastoria doveva leggersi unito in una parola, sì come sopravvesta, sopransegna, sopraccalza e sì fatte.</text:span></text:span><text:span text:style-name="T17"><text:note text:id="ftn33" text:note-class="footnote"><text:note-citation>24</text:note-citation><text:note-body><text:p text:style-name="Footnote"><text:span text:style-name="T37">Dello Infarinato Accademico della Crusca, risposta all’Apologia di Torquato Tasso intorno all’Orlando Furioso, e alla Gierusalèm liberata</text:span> (Firenze: Carlo Meccoli e Salvestro Magliani, 1585), <text:span text:style-name="T1">pp. 35-36.</text:span></text:p></text:note-body></text:note></text:span></text:p>
      <text:p text:style-name="Standard"><text:span text:style-name="T49">Il medesimo si ritorna a memoria qui anche a voi, e soggiugnesi davvantaggio che di due guise può esser la soprastoria: la prima, quando alla storia già stata scritta si continuava alcuna parte che pareva che le mancasse, quali sarebbono i cinque canti che alla </text:span><text:span text:style-name="title"><text:span text:style-name="T115">Gerusalèm</text:span></text:span><text:span text:style-name="T49"> di </text:span><text:span text:style-name="edpolemista"><text:span text:style-name="T115">Torquato Tasso</text:span></text:span><text:span text:style-name="T49"> si veggono aggiunti novellamente</text:span><text:span text:style-name="T49"><text:note text:id="ftn34" text:note-class="footnote"><text:note-citation>25</text:note-citation><text:note-body><text:p text:style-name="Footnote"><text:span text:style-name="T37">Cinque canti di Camillo Camilli aggiunti alla Gierusalemme liberata del sig. Torquato Tasso</text:span> (Mantova: Francesco Osanna, 1584).</text:p></text:note-body></text:note></text:span><text:span text:style-name="T49">; la seconda, quando s’allarga la storia descritta con brevità, che parimente può farsi da noi in più modi: cioè, o col discender più alle cose particolari, o con [p.11] </text:span><text:span text:style-name="T53">lo ‘nne</text:span><text:span text:style-name="T49">starvi dicerie e discorsi e giudici, o col raccontar le cose medesime con più parole, sì come de’ </text:span><text:span text:style-name="title"><text:span text:style-name="T115">Comentari</text:span></text:span><text:span text:style-name="T49"> di </text:span><text:span text:style-name="edautoridad"><text:span text:style-name="T126">Giulio Cesare</text:span></text:span><text:span text:style-name="T49">, ma con poco guadagno secondo che parve a </text:span><text:span text:style-name="edautoridad"><text:span text:style-name="T126">Tullio</text:span></text:span><text:span text:style-name="T49">, si sarebbe potuto fare.</text:span></text:p>
      <text:p text:style-name="P21"/>
      <text:p text:style-name="Standard"><text:span text:style-name="T49">Fu adunque il sentimento delle parole degli </text:span><text:span text:style-name="edpolemista"><text:span text:style-name="T115">Accademici</text:span></text:span><text:span text:style-name="T49"> che chi scrive cosa che già è scritta, o storia o soprastoria ch’ella si sia, veramente non è poeta. Concedesi da voi per ora, quanto è la storia (e a noi basta questo «</text:span><text:span text:style-name="T51">per ora»</text:span><text:span text:style-name="T68">,</text:span><text:span text:style-name="T49"> perché dove il contrasterete vel proverremo), il negate in ciò che pertiene alla soprastoria. Ma il fondamento del nostro detto è lo scriver cosa che già è scritta, nel quale niuna diversità può indurre l’esser più storia che soprastoria, o favola che sopraffavola. Onde vano qui è del tutto, s’io non m’inganno, il ristrignimento delle ragioni da voi addotte a favor della favola tolta da storia già stata scritta, alle quali nondimanco, sotto alla vostra </text:span><text:span text:style-name="ref"><text:span text:style-name="T135">replica trentanovesima</text:span></text:span><text:span text:style-name="T49">, partitamente risponderemo.</text:span></text:p>
      <text:p text:style-name="P21"/>
      <text:p text:style-name="P37"><text:span text:style-name="T73">Dialogo [6]:</text:span></text:p>
      <text:p text:style-name="P60">CARRAFA: L’inventione è pur una delle parti principali et necessaria al poeta.</text:p>
      <text:p text:style-name="P21"><text:soft-page-break/></text:p>
      <text:p text:style-name="P29">Crusca [6]: La ‘nvenzione non è parte ma il fondamento del tutto.</text:p>
      <text:p text:style-name="P21"/>
      <text:p text:style-name="Standard"><text:span text:style-name="T49">Replica [6]: I signori </text:span><text:span text:style-name="edpolemista"><text:span text:style-name="T115">Academici</text:span></text:span><text:span text:style-name="T49"> come loici, anzi come architetti da cui lo prende il loico, dovean pur sapere che il fondamento d’un palagio è anche parte di esso palagio. Et chi negherà che ‘l fondamento del muro non sia anco parte del muro? Et perciò la ‘nventione, benché sia fondamento della poesia, è non di meno parte subiettiva (per così dire) di essa poesia. Ma di certo il </text:span><text:span text:style-name="edpolemista"><text:span text:style-name="T115">Segretario</text:span></text:span><text:span text:style-name="T49"> s’incontrò in quel luogo [p.12] di </text:span><text:span text:style-name="edautoridad"><text:span text:style-name="T126">Vitruvio</text:span></text:span><text:span text:style-name="T49"> </text:span><text:span text:style-name="title"><text:span text:style-name="T115">libro I, capitolo 5</text:span></text:span><text:span text:style-name="T49">, sopra il quale </text:span><text:span text:style-name="edautoridad"><text:span text:style-name="T126">Daniel Barbaro</text:span></text:span><text:span text:style-name="T49"> dice «</text:span><text:span text:style-name="quote"><text:span text:style-name="T116">Il fondamento non è parte della fabrica</text:span></text:span><text:span text:style-name="T17">»,</text:span><text:span text:style-name="quote"><text:span text:style-name="T49"><text:note text:id="ftn35" text:note-class="footnote"><text:note-citation>26</text:note-citation><text:note-body><text:p text:style-name="P1"><text:span text:style-name="T37">I dieci libri dell’architettura di M. Vitruvio, tradotti e commentati da Monsig. Daniel Barbaro</text:span> … (<text:span text:style-name="T17">Venezia</text:span>: Francesco de’ Franceschi, 1584), p. 45.</text:p></text:note-body></text:note></text:span></text:span><text:span text:style-name="quote"><text:span text:style-name="T49"> </text:span></text:span><text:span text:style-name="T49">et peraventura chiuse </text:span><text:span text:style-name="T17">quel libro</text:span><text:span text:style-name="T49">. Quivi si distingue il luogo fondato, che suol dar la natura, dal fondamento artificiale, che si fa da gli huomini, come segue. </text:span></text:p>
      <text:p text:style-name="P21"/>
      <text:p text:style-name="Standard"><text:span text:style-name="T160">Ma veggasi il luogo chiaro di </text:span><text:span text:style-name="edautoridad"><text:span text:style-name="T160">Vitruvio</text:span></text:span><text:span text:style-name="T160"> al </text:span><text:span text:style-name="title"><text:span text:style-name="T160">nono del secondo libro</text:span></text:span><text:span text:style-name="T160">. Parlando egli dell’alno, la cui materia è attissima a far durevole impalazzata (come dicono) sotto a’ fondamenti ne’ luoghi paludosi, dice così:</text:span></text:p>
      <text:p text:style-name="P47"><text:span text:style-name="quote"><text:span text:style-name="T108">Itaque quia non nimis habet in corpore humoris in palustribus locis infra fundamenta edificiorum palationibus crebre fixa recipiens in se, quod minus habet in corpore liquoris, permanet immortalis ad eternitatem, et substinet immania pondera structurae, et sine vitiis conservat.</text:span></text:span><text:span text:style-name="T17"><text:note text:id="ftn36" text:note-class="footnote"><text:note-citation>27</text:note-citation><text:note-body><text:p text:style-name="P1"><text:span text:style-name="T37">M. Vitruvii Pollionis de architectura libri decem, cum commentariis Danielis Barbari</text:span> ... (<text:span text:style-name="T17">Venezia</text:span>: Franciscum Franciscium Senensem et Ioan. Crugher Germanum, 1567), p. 75.</text:p></text:note-body></text:note></text:span></text:p>
      <text:p text:style-name="Standard"><text:span text:style-name="T49">Considerisi quello «</text:span><text:span text:style-name="T68">infra</text:span><text:span text:style-name="T51">»,</text:span><text:span text:style-name="T49"> et non </text:span><text:span text:style-name="T68">fra i fondamenti</text:span><text:span text:style-name="T49"> come traduce </text:span><text:span text:style-name="edautoridad"><text:span text:style-name="T126">Daniello</text:span></text:span><text:span text:style-name="T17"><text:note text:id="ftn37" text:note-class="footnote"><text:note-citation>28</text:note-citation><text:note-body><text:p text:style-name="P12">[NDE] Daniello traduce così il passo <text:span text:style-name="T17">di Vitruvio</text:span>: <text:span text:style-name="T81">«</text:span>però, perché non ha troppo <text:span text:style-name="T17">d’humore</text:span> nel corpo, posto fra luoghi palustri fra gli fondamenti degli edificii con spesse palificate ricevendo in sé quel liquore, del quale per sua natura è bisognevole, dura eternamente et sostenta grandissimi pesi et si conserva senza difetto<text:span text:style-name="T81">», in </text:span><text:span text:style-name="T37">I dieci libri dell’architettura</text:span><text:span text:style-name="T170"> (1584), p. 91.</text:span></text:p></text:note-body></text:note></text:span><text:span text:style-name="T49">, ma </text:span><text:span text:style-name="T68">sotto</text:span><text:span text:style-name="T49"> come si legge nell’</text:span><text:span text:style-name="title"><text:span text:style-name="T115">antica traduttione </text:span></text:span><text:span text:style-name="T49">di </text:span><text:span text:style-name="edautoridad"><text:span text:style-name="T126">Cesare Cesariano</text:span></text:span><text:span text:style-name="T17"><text:note text:id="ftn38" text:note-class="footnote"><text:note-citation>29</text:note-citation><text:note-body><text:p text:style-name="P1"><text:span text:style-name="T37">Di Lucio Vitruvio Pollione de architectura libri dece</text:span>... (Como: G. da Ponte, 1521).</text:p></text:note-body></text:note></text:span><text:span text:style-name="T49">. Però il </text:span><text:span text:style-name="edpolemista"><text:span text:style-name="T115">Segretario</text:span></text:span><text:span text:style-name="T49"> starebbe pur saldo con </text:span><text:span text:style-name="title"><text:span text:style-name="T115">la spositione</text:span></text:span><text:span text:style-name="T49"> del </text:span><text:span text:style-name="edautoridad"><text:span text:style-name="T126">Barbaro</text:span></text:span><text:span text:style-name="T49">, se con l’istesso non gli si mostrasse il contrario. Eccolo </text:span><text:span text:style-name="T17">nel </text:span><text:span text:style-name="title"><text:span text:style-name="T17">terzo</text:span></text:span><text:span text:style-name="T49"> di </text:span><text:span text:style-name="edautoridad"><text:span text:style-name="T126">Vitruvio</text:span></text:span><text:span text:style-name="T49"> </text:span><text:span text:style-name="T17">capitolo 3</text:span><text:span text:style-name="T49">: «</text:span><text:span text:style-name="quote"><text:span text:style-name="T116">Il fondamento</text:span></text:span><text:span text:style-name="T23"> (dice egli) </text:span><text:span text:style-name="quote"><text:span text:style-name="T116">è detto</text:span></text:span><text:span text:style-name="quote"><text:span text:style-name="T108"> </text:span></text:span><text:span text:style-name="quote"><text:span text:style-name="T116">substructione, che altro non è che la fabrica che si fa sotterra fin che si veda</text:span></text:span><text:span text:style-name="T17">»</text:span><text:span text:style-name="T17"><text:note text:id="ftn39" text:note-class="footnote"><text:note-citation>30</text:note-citation><text:note-body><text:p text:style-name="P1"><text:span text:style-name="T37">I dieci libri dell’architettura </text:span>(1584), p. 134.</text:p></text:note-body></text:note></text:span><text:span text:style-name="T17">.</text:span></text:p>
      <text:p text:style-name="P65"/>
      <text:p text:style-name="Standard"><text:span text:style-name="T160">Et poco appresso: «</text:span><text:span text:style-name="quote"><text:span text:style-name="T116">Et indi quando al paro del piano havrai levato la sottomurata et il fondamento</text:span></text:span><text:span text:style-name="T17">».</text:span><text:span text:style-name="T17"><text:note text:id="ftn40" text:note-class="footnote"><text:note-citation>31</text:note-citation><text:note-body><text:p text:style-name="P2">ibid.</text:p></text:note-body></text:note></text:span><text:span text:style-name="T17"> </text:span></text:p>
      <text:p text:style-name="P21"/>
      <text:p text:style-name="Standard"><text:span text:style-name="T160">Et </text:span><text:span text:style-name="edautoridad"><text:span text:style-name="T160">Guglielmo Filandro</text:span></text:span><text:span text:style-name="T160"> nelle </text:span><text:span text:style-name="title"><text:span text:style-name="T160">annotationi</text:span></text:span><text:span text:style-name="T160"> dice: «</text:span><text:span text:style-name="quote"><text:span text:style-name="T108">Substructionibus igitur firmissime et quam solidissime iactis</text:span></text:span><text:span text:style-name="T17">»</text:span><text:span text:style-name="T17"><text:note text:id="ftn41" text:note-class="footnote"><text:note-citation>32</text:note-citation><text:note-body><text:p text:style-name="P1"><text:span text:style-name="T37">Gulielmi Philandri Castilionii Galliciuis in decem libros M. Vitruuii Pollionis de architectura annotationes</text:span> (Roma: Io. Andream Dossena Thaurinensem, 1544), p. 72. </text:p></text:note-body></text:note></text:span><text:span text:style-name="T17">. </text:span></text:p>
      <text:p text:style-name="P21"/>
      <text:p text:style-name="Standard"><text:span text:style-name="T160">Quel che appresso </text:span><text:span text:style-name="edautoridad"><text:span text:style-name="T17">Ovidio</text:span></text:span><text:span text:style-name="T160"> et </text:span><text:span text:style-name="edautoridad"><text:span text:style-name="T17">Cicerone</text:span></text:span><text:span text:style-name="T17">: «</text:span><text:span text:style-name="quote"><text:span text:style-name="T108">Iacere fundamenta</text:span></text:span><text:span text:style-name="T17">»</text:span><text:span text:style-name="quote"><text:span text:style-name="T49"><text:note text:id="ftn42" text:note-class="footnote"><text:note-citation>33</text:note-citation><text:note-body><text:p text:style-name="P12">[NDE] Il rimando a Ovidio non è chiaro, ma si trova in <text:span text:style-name="T37">Fasti</text:span>, IV, 835: <text:span text:style-name="T81">«</text:span>Augurio laeti iaciunt fundamina cives<text:span text:style-name="T81">».</text:span></text:p></text:note-body></text:note></text:span></text:span><text:span text:style-name="quote"><text:span text:style-name="T49"> </text:span></text:span><text:span text:style-name="T160">et «</text:span><text:span text:style-name="quote"><text:span text:style-name="T108">Fundamentum iactum</text:span></text:span><text:span text:style-name="T17">»</text:span><text:span text:style-name="quote"><text:span text:style-name="T49"><text:note text:id="ftn43" text:note-class="footnote"><text:note-citation>34</text:note-citation><text:note-body><text:p text:style-name="P1">[NDE] Forse una citazione di Cicerone, <text:span text:style-name="T37">De natura deorum</text:span>, I, 44:<text:span text:style-name="T17"> «</text:span>quod igitur fundamentum huius quaestionis est, id praeclare iactum videtis<text:span text:style-name="T17">»</text:span>.</text:p></text:note-body></text:note></text:span></text:span><text:span text:style-name="quote"><text:span text:style-name="T49">.</text:span></text:span></text:p>
      <text:p text:style-name="Standard"><text:span text:style-name="quote"><text:span text:style-name="T49"/></text:span></text:p>
      <text:p text:style-name="Standard"><text:span text:style-name="T160">Et </text:span><text:span text:style-name="edautoridad"><text:span text:style-name="T17">Virgilio</text:span></text:span><text:span text:style-name="T17">: «</text:span><text:span text:style-name="quote"><text:span text:style-name="T108">Ponere fundamenta</text:span></text:span><text:span text:style-name="quote"><text:span text:style-name="T115">»</text:span></text:span><text:span text:style-name="T17"><text:note text:id="ftn44" text:note-class="footnote"><text:note-citation>35</text:note-citation><text:note-body><text:p text:style-name="P12"><text:span text:style-name="T170">Virgilio, </text:span><text:span text:style-name="T37">Georgica</text:span>, IV, 161: <text:span text:style-name="T81">«</text:span>Prima favis ponunt fundamina<text:span text:style-name="T81">».</text:span></text:p></text:note-body></text:note></text:span><text:span text:style-name="T17">, </text:span><text:span text:style-name="T160">et </text:span><text:span text:style-name="edautoridad"><text:span text:style-name="T17">Columella</text:span></text:span><text:span text:style-name="T17">: «</text:span><text:span text:style-name="quote"><text:span text:style-name="T108">Fundamenta convellere</text:span></text:span><text:span text:style-name="T17">»</text:span><text:span text:style-name="T17"><text:note text:id="ftn45" text:note-class="footnote"><text:note-citation>36</text:note-citation><text:note-body><text:p text:style-name="P12"><text:span text:style-name="T170">Lucio Giunio Moderato Columella (4–70),</text:span><text:span text:style-name="T37"> De res rustica</text:span>, I<text:span text:style-name="T17">, </text:span>4, 10: <text:span text:style-name="T81">«</text:span>fundamenta convellat<text:span text:style-name="T81">».</text:span></text:p></text:note-body></text:note></text:span><text:span text:style-name="T17">.</text:span></text:p>
      <text:p text:style-name="P37"><text:span text:style-name="T73">[p.13]</text:span></text:p>
      <text:p text:style-name="Standard"><text:span text:style-name="T160">Et nella </text:span><text:span text:style-name="lieu"><text:span text:style-name="T160">Gierusalemme</text:span></text:span><text:span text:style-name="T160"> dal sommo architetto edificato in Cielo non è posto il fondamento per parte </text:span><text:soft-page-break/><text:span text:style-name="T160">dell’edificio? Descrivendola </text:span><text:span text:style-name="edautoridad"><text:span text:style-name="T17">Giovanni</text:span></text:span><text:span text:style-name="T160"> beatissimo nella </text:span><text:span text:style-name="title"><text:span text:style-name="T160">sua visione</text:span></text:span><text:span text:style-name="T160">, disse il suo muro haver dodici fondamenti, et che il primo era Iaspe, il secondo Zaffiro, et gli altri.</text:span><text:span text:style-name="T160"><text:note text:id="ftn46" text:note-class="footnote"><text:note-citation>37</text:note-citation><text:note-body><text:p text:style-name="P12"><text:span text:style-name="T37">Apocalisse di Giovanni</text:span>, 21, 19-20: <text:span text:style-name="T81">«</text:span>Le fondamenta delle mura della città sono adorne di ogni specie di pietre preziose. Il primo fondamento è di diaspro, il secondo di zaffìro, il terzo di calcedònio, il quarto di smeraldo, il quinto di sardònice, il sesto di cornalina, il settimo di crisòlito, l’ottavo di berillo, il nono di topazio, il decimo di crisopazio, l’undecimo di giacinto, il dodicesimo di ametista<text:span text:style-name="T81">».</text:span></text:p></text:note-body></text:note></text:span><text:span text:style-name="T160"> Adunque il </text:span><text:span text:style-name="edpolemista"><text:span text:style-name="T160">Segretario</text:span></text:span><text:span text:style-name="T160"> confuse peraventura </text:span><text:span text:style-name="T162">fondamento</text:span><text:span text:style-name="T160"> con </text:span><text:span text:style-name="T162">fondo di edificio</text:span><text:span text:style-name="T160">, di cui basterà questo essempio dell’istesso </text:span><text:span text:style-name="edautoridad"><text:span text:style-name="T17">Daniel Barbaro</text:span></text:span><text:span text:style-name="T160">, precedente al luogo di sopra portato: «</text:span><text:span text:style-name="quote"><text:span text:style-name="T116">Devesi cavare il terreno della fossa egualmente, et il fondo deve esser piano et eguale per tutto, accioché il peso della fabrica lo prema egualmente</text:span></text:span><text:span text:style-name="T17">»</text:span><text:span text:style-name="T17"><text:note text:id="ftn47" text:note-class="footnote"><text:note-citation>38</text:note-citation><text:note-body><text:p text:style-name="P1"><text:span text:style-name="T37">I dieci libri dell’architettura </text:span>(1584), p. 134.</text:p></text:note-body></text:note></text:span><text:span text:style-name="T17">.</text:span></text:p>
      <text:p text:style-name="P29"/>
      <text:p text:style-name="Standard"><text:span text:style-name="T49">So bene che i signori </text:span><text:span text:style-name="edpolemista"><text:span text:style-name="T115">Academici</text:span></text:span><text:span text:style-name="T49"> si favoriscono dell’autorità di </text:span><text:span text:style-name="edautoridad"><text:span text:style-name="T126">Leombattista</text:span></text:span><text:span text:style-name="T49"> nel </text:span><text:span text:style-name="T17">primo capitolo del terzo libro</text:span><text:span text:style-name="T49"> della sua </text:span><text:span text:style-name="title"><text:span text:style-name="T115">architettura</text:span></text:span><text:span text:style-name="T49">. Pure egli parla di propria opinione et non senza timor del contrario, dicendo: «</text:span><text:span text:style-name="quote"><text:span text:style-name="T116">Se non m’inganna il giudicio</text:span></text:span><text:span text:style-name="T17">»</text:span><text:span text:style-name="T17"><text:note text:id="ftn48" text:note-class="footnote"><text:note-citation>39</text:note-citation><text:note-body><text:p text:style-name="P11"><text:span text:style-name="T1">[NDE] </text:span><text:span text:style-name="T81">«</text:span>Il fondamento, se non <text:span text:style-name="T1">m’inganna</text:span> il giudicio, non è de la fabrica parte, ma è il luogo e la sedia, ove s’ha da porre e rizzare la fabrica<text:span text:style-name="T81">», in</text:span> <text:span text:style-name="T37">I dieci libri de </text:span><text:span text:style-name="T3">l’architettura</text:span><text:span text:style-name="T37"> di Leon Battista de gli Alberti fiorentino</text:span> ... (<text:span text:style-name="T1">Venezia:</text:span> Vincenzo <text:span text:style-name="T1">Valgrisi</text:span>, 1546), p. 48v.</text:p></text:note-body></text:note></text:span><text:span text:style-name="T49">, et nulladimeno non può fare che non ragioni di ciò, secondo il significato de gli</text:span><text:span text:style-name="T49"><text:note text:id="ftn49" text:note-class="footnote"><text:note-citation>40</text:note-citation><text:note-body><text:p text:style-name="Footnote">[NDEC] de gli <text:span text:style-name="T37">R1 (errata)</text:span> <text:span text:style-name="T37">R2</text:span> : degli <text:span text:style-name="T37">I</text:span></text:p></text:note-body></text:note></text:span><text:span text:style-name="T49"> antichi, cioè che il fondamento sia cosa sopraposta al fondo </text:span><text:span text:style-name="T17">nel secondo, terzo et quinto capitolo</text:span><text:span text:style-name="T49"> del </text:span><text:span text:style-name="title"><text:span text:style-name="T115">sopradetto libro</text:span></text:span><text:span text:style-name="T17"><text:note text:id="ftn50" text:note-class="footnote"><text:note-citation>41</text:note-citation><text:note-body><text:p text:style-name="P1">[NDE] I capitoli del primo libro di Alberti sono: cap. 2: <text:span text:style-name="T84">«</text:span>Debbonsi con linee designare i fondamenti, e con quali segni la fermezza del terreno si conosce<text:span text:style-name="T84">»</text:span>; cap. 3: <text:span text:style-name="T84">«</text:span>Varie sono le generationi de’ luoghi, e però di niuno è da fidarsi da subito, se prima non si cavano condutti cisterne e pozzi, ma ne’ paludi debbonsi ficcare pali arsicciati profondamente con leggieri martelli, ma con spesse botte<text:span text:style-name="T84">»</text:span>; cap. 5: <text:span text:style-name="T84">«</text:span>Di edificare i pedamenti il modo da gli antichi pigliato<text:span text:style-name="T84">».</text:span></text:p></text:note-body></text:note></text:span><text:span text:style-name="T49">.</text:span></text:p>
      <text:p text:style-name="P21"/>
      <text:p text:style-name="P37"><text:span text:style-name="T156">Infarinato [6]: Che cosa sia </text:span><text:span text:style-name="T165">fondamento</text:span><text:span text:style-name="T156"> la parola stessa il dichiara, ed il proprio uso del favellare, dicendosi da tutti con verità, </text:span><text:span text:style-name="T165">fondamento</text:span><text:span text:style-name="T156"> essere e chiamarsi quello sopra ‘l quale la fabbrica vien fondata. Or come se ‘l fondamento della fabbrica fosse parte, si potrebbe egli affermare che essa fabbrica sopra ‘l fondamento fondata fosse? Per certo ciò sarebbe appunto lo stesso dire: «</text:span><text:span text:style-name="T167">la fabbrica è fondata sopra la fabbrica</text:span><text:span text:style-name="T156">». Chiamasi adunque </text:span><text:span text:style-name="T165">fondamento</text:span><text:span text:style-name="T156"> nel suo proprio significato quello che all’Architetto è dato dalla Natura, il quale è anche da qualche autore o espositore stato alle volte chiamato </text:span><text:span text:style-name="T165">fondo</text:span><text:span text:style-name="T156">, ma con vocabolo universale e ad infinite cose comune, non con termine speciale [p.14] e parola d’Architettura. </text:span><text:span text:style-name="T184">È</text:span><text:span text:style-name="T156"> adunque il fondamento natural cosa e hassi comunemente dalla Natura; ma perciocché ella pure qualche fiata il ci niega, o darebbelci con troppa spesa, con troppo tempo o con troppa difficultà, l’Arte (quasi sua emula) s’ingegna di supplire ella al difetto, e con legnami o con altro ardisce di fabbricarlo, e chiamalo </text:span><text:span text:style-name="T165">artificial fondamento</text:span><text:span text:style-name="T156">. </text:span></text:p>
      <text:p text:style-name="P21"/>
      <text:p text:style-name="Standard"><text:span text:style-name="T160">E per quel poco di somiglianza che col sì fatto hanno quelle mura o quei getti che si fabbricano sottoterra, e in </text:span><text:span text:style-name="lieu"><text:span text:style-name="T160">latino</text:span></text:span><text:span text:style-name="T160"> s’appellano </text:span><text:span text:style-name="T162">substructiones</text:span><text:span text:style-name="T160">, eziandio quella parte con popolar nominazione, e non propiamente, </text:span><text:span text:style-name="T162">fondamento</text:span><text:span text:style-name="T160"> suol nominarsi, non pur dal volgo ma alcuna volta dagli scrittori che tutti, secondo il volgo, adoperano spesso ogni nome, come si fece da </text:span><text:span text:style-name="edautoridad"><text:span text:style-name="T17">Vetruvio</text:span></text:span><text:span text:style-name="T160"> nel luogo addotto da voi: «</text:span><text:span text:style-name="quote"><text:span text:style-name="T162">infra fundamenta edificiorum</text:span></text:span><text:span text:style-name="T17">»,</text:span><text:span text:style-name="T160"> e dal </text:span><text:span text:style-name="edautoridad"><text:span text:style-name="T17">Barbaro</text:span></text:span><text:span text:style-name="T160"> parimente: «</text:span><text:span text:style-name="quote"><text:span text:style-name="T163">Il fondamento è detto substructione</text:span></text:span><text:span text:style-name="T163"> (lasciamo stare, che doveva dire al contrario, cioè la substructione è detta fondamento) </text:span><text:span text:style-name="quote"><text:span text:style-name="T163">che altro non è, che la fabbrica che si fa sotterra fin che si veda</text:span></text:span><text:span text:style-name="T17">»</text:span><text:span text:style-name="T160">. E di sotto: «</text:span><text:span text:style-name="quote"><text:span text:style-name="T163">E indi quando al par del piano avrai levata la sottomurata e il fondamento</text:span></text:span><text:span text:style-name="T17">»</text:span><text:span text:style-name="T160">. E secondo il volgo altresì; e </text:span><text:span text:style-name="T19">iacere fundamenta</text:span><text:span text:style-name="T160">, e </text:span><text:span text:style-name="T19">fundamentum iactum</text:span><text:span text:style-name="T160">, e </text:span><text:span text:style-name="T19">fundamenta convellere</text:span><text:span text:style-name="T160">, e </text:span><text:span text:style-name="T19">ponere fundamenta</text:span><text:span text:style-name="T160">, e altre maniere simili si ritruovano appo i </text:span><text:span text:style-name="lieu"><text:span text:style-name="T160">latini</text:span></text:span><text:span text:style-name="T160">, sì come loro corrispondenti s’usano anche nel volgar nostro: [p.15] avvegnaché il </text:span><text:span text:style-name="T162">iacere</text:span><text:span text:style-name="T160"> ed il </text:span><text:span text:style-name="T162">gittare</text:span><text:span text:style-name="T160">, della seconda guisa di fondamento, cioè dell’artificiale, sia forse proprio non poche volte; e al </text:span><text:span text:style-name="T162">ponere</text:span><text:span text:style-name="T160">, che da </text:span><text:span text:style-name="edautoridad"><text:span text:style-name="T17">Virgilio</text:span></text:span><text:span text:style-name="T160"> ci producete, si può dare altro senso, sì che al natural fondamento più tosto s’appropriasse.</text:span></text:p>
      <text:p text:style-name="P21"><text:soft-page-break/></text:p>
      <text:p text:style-name="Standard"><text:span text:style-name="T160">Ma le parole del </text:span><text:span text:style-name="edautoridad"><text:span text:style-name="T160">Filandro</text:span></text:span><text:span text:style-name="T160"> che nella vostra replica trasponete punto non operano a vostro pro, posciaché dicono «</text:span><text:span text:style-name="T162">substructionibus</text:span><text:span text:style-name="T163">»</text:span><text:span text:style-name="T160"> non «</text:span><text:span text:style-name="T162">fundamentis</text:span><text:span text:style-name="T163">».</text:span><text:span text:style-name="T160"> E molto manco vi favorisce l’esemplo di </text:span><text:span text:style-name="edautoridad"><text:span text:style-name="T160">San Giovanni</text:span></text:span><text:span text:style-name="T160"> che pur s’allega da voi; ch</text:span><text:span text:style-name="T157">é</text:span><text:span text:style-name="T160"> se afferma che i dodici fondamenti di quel muro misterioso sieno «</text:span><text:span text:style-name="T163">Iaspe»</text:span><text:span text:style-name="T160">, «</text:span><text:span text:style-name="T163">Zaffiro»</text:span><text:span text:style-name="T160"> e gli altri che seguono, non perciò dice che sien parte di esso muro</text:span><text:span text:style-name="T157">;</text:span><text:span text:style-name="T160"> anzi, dice tutto ‘l contrario, se ben si guardi la forza delle parole, cioè che ‘l muro, in vece di pancone o di masso, sopra quei fortissimi e incorruttibili suoli è fondato.</text:span></text:p>
      <text:p text:style-name="P21"/>
      <text:p text:style-name="Standard"><text:span text:style-name="T160">In breve, per </text:span><text:span text:style-name="T162">fondamento</text:span><text:span text:style-name="T160">, quando esquisitamente lo nomano, il luogo intendono gli architetti, sopra ‘l qual cominciano a fabbricare. </text:span><text:span text:style-name="T157">E</text:span><text:span text:style-name="T160"> per questo dirittamente determinò </text:span><text:span text:style-name="edautoridad"><text:span text:style-name="T17">Liombatista</text:span></text:span><text:span text:style-name="T160"> nel </text:span><text:span text:style-name="title"><text:span text:style-name="T160">primo capo del terzo libro</text:span></text:span><text:span text:style-name="T160"> il fondamento non esser parte dell’edificio, e dirittamente altresì disse il </text:span><text:span text:style-name="edautoridad"><text:span text:style-name="T17">Barbaro</text:span></text:span><text:span text:style-name="T160"> quelle parole sopra </text:span><text:span text:style-name="edautoridad"><text:span text:style-name="T17">Vetruvio</text:span></text:span><text:span text:style-name="T160">: «</text:span><text:span text:style-name="quote"><text:span text:style-name="T163">Il fondamento non è parte della fabbrica</text:span></text:span><text:span text:style-name="T17">»</text:span><text:span text:style-name="T160">. E con la medesima dirittura usa anche il volgo questi parlari: «</text:span><text:span text:style-name="T17">attendere a cavar terra finché si truovi buon fondamento»,</text:span><text:span text:style-name="T160"> «</text:span><text:span text:style-name="T157">n</text:span><text:span text:style-name="T17">on ogni spezie di masso è buon fondamento»</text:span><text:span text:style-name="T160">, e mille altri. </text:span><text:span text:style-name="T157">C</text:span><text:span text:style-name="T160">ome altre volte per lo contrario, non [p.16] pur ne’ modi detti di sopra ma eziandio in più storti, adopera questo vocabolo, come «</text:span><text:span text:style-name="T163">cavare il fondamento</text:span><text:span text:style-name="T17">»</text:span><text:span text:style-name="T160">, invece di dir «</text:span><text:span text:style-name="T163">la terra della fossa del fondamento</text:span><text:span text:style-name="T17">»</text:span><text:span text:style-name="T160"> e sì fatti. </text:span></text:p>
      <text:p text:style-name="P21"/>
      <text:p text:style-name="Standard"><text:span text:style-name="T160">Ora</text:span><text:span text:style-name="T157">,</text:span><text:span text:style-name="T160"> provato che ‘l fondamento nella sua vera significanza non è parte dell’edificio, ad altro non siam tenuti, posciaché il riguardo e la somiglianza tra ‘l fondamento della fabbrica e la ‘nvenzion del poema nella vostra replica non ci negate. E il dir voi, come dite, che l’una e l’altra, cioè il fondamento e la ‘nvenzione, sono parti ma subbiettive </text:span><text:span text:style-name="T157">(</text:span><text:span text:style-name="T160">questa del poema, quel della fabbrica</text:span><text:span text:style-name="T157">)</text:span><text:span text:style-name="T160">, altramenti non afferma ch’elle sien parti, ch</text:span><text:span text:style-name="T157">é</text:span><text:span text:style-name="T160"> secondoché </text:span><text:span text:style-name="T162">parte</text:span><text:span text:style-name="T160"> d’alcuna casa può chiamarsi tutta la terra che sotto le mura di essa viene a distendersi al centro</text:span><text:span text:style-name="T157">;</text:span><text:span text:style-name="T160"> ch</text:span><text:span text:style-name="T157">é</text:span><text:span text:style-name="T160"> se in cotal guisa vi basta che del poema sia parte la ‘nvenzione, son certo che</text:span><text:span text:style-name="edpolemista"><text:span text:style-name="T160"> </text:span></text:span><text:span text:style-name="T17">l’</text:span><text:span text:style-name="edpolemista"><text:span text:style-name="T160">Accademia</text:span></text:span><text:span text:style-name="T160"> non cura punto ch’io lo contrasti. </text:span></text:p>
      <text:p text:style-name="P21"/>
      <text:p text:style-name="P37"><text:span text:style-name="T156">Dialogo [7]:</text:span></text:p>
      <text:p text:style-name="P49">CARRAFA: Anzi non ha dubbio che chi non ritrova di proprio ingegno è al tutto indegno di questo nome. Come può star dunque che meriti più loda colui che ritrova parte, che colui che ritrova un tutto?</text:p>
      <text:p text:style-name="P49">ATTENDOLO: Egli è vero che la ‘nventione è una delle parti principali che dee havere il poeta, ma perché l’imitatione anche è parte essentialissima della poesia—</text:p>
      <text:p text:style-name="P21"/>
      <text:p text:style-name="P21">Crusca [7]: L’imitazione e la ‘nvenzione sono una cosa stessa quanto alla favola.</text:p>
      <text:p text:style-name="P21"/>
      <text:p text:style-name="Standard"><text:span text:style-name="T160">Replica [7]: Si concede che la ‘nvenzione in quanto alla favola sia una cosa istessa con la imitatione, come nel discorso del mio </text:span><text:span text:style-name="title"><text:span text:style-name="T160">Dialogo</text:span></text:span><text:span text:style-name="T160"> si può vedere, ch’io la presi in più luoghi, ma viene a diversificare nel modo del considerarsi; percioché se la favola si considera riguardando lo ‘ntelletto del poeta [p.17] che ritrova, si dirà </text:span><text:span text:style-name="T162">inventione</text:span><text:span text:style-name="T160">, ma considerandosi nel modo che ha analogia al suo universale, mentre il particolare d’</text:span><text:span text:style-name="persname"><text:span text:style-name="T160">Enea</text:span></text:span><text:span text:style-name="T160"> si riduce al perfetto che è l’eroe ideale o universale, che dir vogliamo, si dirà </text:span><text:span text:style-name="T162">imitatione</text:span><text:span text:style-name="T160">. Chiamai dunque la imitatione parte essentialissima della poesia, riguardandola non solo come parte formale ma vestita di locutione, et non già distinta dalla inventione come parte diversa, ma diversa in tempo da se stessa nella mente dell’artefice, in cui sono le parti che riguardano la forma, cioè la favola, il costume e l’altre; il qual prima la crea ignuda e poi la veste di locutione.</text:span></text:p>
      <text:p text:style-name="P21"/>
      <text:p text:style-name="Standard"><text:span text:style-name="T160">Infarinato [7]: Concedendo voi alla </text:span><text:span text:style-name="edpolemista"><text:span text:style-name="T160">Crusca</text:span></text:span><text:span text:style-name="T160">, sì come dite, tutto ciò appunto che da lei s’afferma nella sua chiosa, cioè che la invenzione e l’imitazione sien lo stesso in quanto alla favola, né a voi era forse bisogno di replicare, né a noi certo di rispondere alla replica fa di mestieri.</text:span></text:p>
      <text:p text:style-name="P21"/>
      <text:p text:style-name="P21">Dialogo [8]:</text:p>
      <text:p text:style-name="P49"><text:soft-page-break/>ATTENDOLO: —et il poeta imita per mezo del parlare, non basta che egli sia solamente inventor delle cose—</text:p>
      <text:p text:style-name="P21"/>
      <text:p text:style-name="P21">Crusca [8]: Questa è una nuova forma di sillogismo.</text:p>
      <text:p text:style-name="P21"/>
      <text:p text:style-name="Standard"><text:span text:style-name="T160">Replica [8]: Vogliono gli </text:span><text:span text:style-name="edpolemista"><text:span text:style-name="T160">Academici</text:span></text:span><text:span text:style-name="T160"> ristringere la libertà del parlar famigliare in dialogo alle forme et alle figure del loico.</text:span></text:p>
      <text:p text:style-name="P21"/>
      <text:p text:style-name="Standard"><text:span text:style-name="T49">Infarinato [8]: Non alle estrinseche forme ma alle ‘nterne e razionali si dee ristringere chiunque si sia che discorra d’alcuna cosa. Il che non sapeva veder la </text:span><text:span text:style-name="edpolemista"><text:span text:style-name="T115">Crusca</text:span></text:span><text:span text:style-name="T49"> in quell’argomento: «</text:span><text:span text:style-name="quote"><text:span text:style-name="T116">Perché l’imitazione anche è parte essenzialissima della poesia, e il poeta imita per mezzo del parlare, non basta ch’egli sia solamente inventor delle cose, ma eziandio delle parti appertenenti alla locuzione</text:span></text:span><text:span text:style-name="T17">»</text:span><text:span text:style-name="T49">. A che fine in quel [p.18] sillogismo si fece venire in campo </text:span><text:span text:style-name="T68">l’imitazione</text:span><text:span text:style-name="T49"> per mai non la nomar più, per non servirsi a nulla del fatto suo, e per conchiuder quella ragion senza lei che v’era già destinata? E perciò fu detto dal </text:span><text:span text:style-name="edpolemista"><text:span text:style-name="T115">Segretario</text:span></text:span><text:span text:style-name="T49"> «</text:span><text:span text:style-name="quote"><text:span text:style-name="T116">nuova forma di sillogismo</text:span></text:span><text:span text:style-name="T17">»</text:span><text:span text:style-name="T49">, parlando nella sua lingua</text:span><text:span text:style-name="T43">;</text:span><text:span text:style-name="T49"> ch</text:span><text:span text:style-name="T43">é</text:span><text:span text:style-name="T49"> alla guisa cortigiana, in vece di </text:span><text:span text:style-name="T68">forma,</text:span><text:span text:style-name="T49"> potuto avrebbe dir </text:span><text:span text:style-name="T68">garbo</text:span><text:span text:style-name="T49"> o </text:span><text:span text:style-name="T68">foggia</text:span><text:span text:style-name="T49"> o altro cotale.</text:span></text:p>
      <text:p text:style-name="P21"/>
      <text:p text:style-name="P21">Dialogo [9]: </text:p>
      <text:p text:style-name="P21"><text:tab/>ATTENDOLO: —ma etiandio delle parti appertenenti alla locutione—</text:p>
      <text:p text:style-name="P21"/>
      <text:p text:style-name="P37"><text:span text:style-name="T156">Crusca [9]: Ristrigne la ‘nvenzione del poeta alla locuzione che è l’infima delle quattro parti dell’epopea</text:span><text:span text:style-name="T156"><text:note text:id="ftn51" text:note-class="footnote"><text:note-citation>42</text:note-citation><text:note-body><text:p text:style-name="P1">[NDE] Secondo Aristotele, le quattro parti essenziali (o qualitative) della poesia epica sono: la trama, i caratteri (ciò che Salviati chiama <text:span text:style-name="T84">«</text:span>costume<text:span text:style-name="T84">»</text:span>), il pensiero (ciò che Salviati chiama <text:span text:style-name="T84">«</text:span>sentenzia<text:span text:style-name="T84">»</text:span>), e la dizione (o la locuzione). La tragedia ne ha due in più: lo spettacolo e la musica. Si vedano <text:span text:style-name="T37">Poetica</text:span>, 1450a, 5-10; 1459b, 8-10.</text:p></text:note-body></text:note></text:span><text:span text:style-name="T156">.</text:span></text:p>
      <text:p text:style-name="P21"/>
      <text:p text:style-name="P37"><text:span text:style-name="T156">Replica [9]: </text:span><text:span text:style-name="T167">Dilata</text:span><text:span text:style-name="T156"> et </text:span><text:span text:style-name="T167">stende</text:span><text:span text:style-name="T156">, voglion dir costoro, la ‘nvenzione insino alla locutione, la quale non infima ma suprema parte dovrebbe chiamarsi a guisa del tetto.</text:span></text:p>
      <text:p text:style-name="P21"/>
      <text:p text:style-name="Standard"><text:span text:style-name="T49">Infarinato [9]: Costor voglion dire che non pare che facciate conto che tra le parti del poema sia né il costume né la sentenzia, o vogliamle dire il pensiero, posciaché dalla favola alla favella, senza mentovare alcuna di loro, saltaste subitamente. </text:span><text:span text:style-name="T43">E</text:span><text:span text:style-name="T49"> che di sopra delle tre che concorrono nella poetica imitazione, cioè soggetto, strumento e modo</text:span><text:span text:style-name="T49"><text:note text:id="ftn52" text:note-class="footnote"><text:note-citation>43</text:note-citation><text:note-body><text:p text:style-name="P1">[NDE] Per distinguere meglio i generi poetici, Aristotele identifica tre aspetti principali dell’imitazione: gli oggetti (il tipo di cosa imitata), i mezzi (ritmo, linguaggio, armonia), e i modi (con una maniera narrativa, drammatica, o mista). Salviati riferisce a questi tre come <text:span text:style-name="T84">«</text:span>soggetto<text:span text:style-name="T84">»,</text:span> <text:span text:style-name="T84">«</text:span>strumento<text:span text:style-name="T84">»</text:span> e <text:span text:style-name="T84">«</text:span>modo<text:span text:style-name="T84">».</text:span> Si veda <text:span text:style-name="T37">Poetica</text:span>, 1447a, 15-18.</text:p></text:note-body></text:note></text:span><text:span text:style-name="T49">, solamente dello strumento mostraste di fare stima, avendo detto in quella maniera: «</text:span><text:span text:style-name="quote"><text:span text:style-name="T116">ed il poeta imita per mezzo del parlare</text:span></text:span><text:span text:style-name="T17">»</text:span><text:span text:style-name="T1">;</text:span><text:span text:style-name="T49"> </text:span><text:span text:style-name="T43">d</text:span><text:span text:style-name="T49">ove pareva che si fosse dire: «</text:span><text:span text:style-name="T51">ed il poeta imita non pur fatti ma costumi e pensieri; e perché ciò adopera per mezzo del favellare, non basta che delle cose solamente sia trovatore ma d’esso costume e d’esso pensiero, ed eziandio delle [p.19] parti appartenenti alla locuzione</text:span><text:span text:style-name="T17">»</text:span><text:span text:style-name="T49">. </text:span></text:p>
      <text:p text:style-name="P29"/>
      <text:p text:style-name="Standard"><text:span text:style-name="T49">Che essa locuzione sia l’infima, cioè l’ultima di quelle quattro formali parti che son necessarie al poema, eccovi </text:span><text:span text:style-name="edautoridad"><text:span text:style-name="T126">Aristotile</text:span></text:span><text:span text:style-name="T49"> che lo dice egli: «</text:span><text:span text:style-name="quote"><text:span text:style-name="T109">τέταρτον δὲ τῶν μὲν λόγων ἡ λέξις</text:span></text:span><text:span text:style-name="T17">»</text:span><text:span text:style-name="Footnote_20_Symbol"><text:span text:style-name="T49"><text:note text:id="ftn53" text:note-class="footnote"><text:note-citation>44</text:note-citation><text:note-body><text:p text:style-name="Footnote"><text:span text:style-name="T84">«</text:span><text:span text:style-name="T1">Al quarto posto [degli elementi] viene la dizione</text:span><text:span text:style-name="T84">».</text:span><text:span text:style-name="T1"> </text:span><text:span text:style-name="T3">Poetica</text:span><text:span text:style-name="T1">, </text:span><text:span text:style-name="T17">1450b, </text:span><text:span text:style-name="T1">12 </text:span><text:span text:style-name="T17">(</text:span><text:span text:style-name="T1">tr. G. Paduano, 1998).</text:span></text:p></text:note-body></text:note></text:span></text:span><text:span text:style-name="T49">; ch</text:span><text:span text:style-name="T43">é</text:span><text:span text:style-name="T49"> se è quarta ed elle son quattro, dovrà pur </text:span><text:span text:style-name="T43">(</text:span><text:span text:style-name="T49">mi credo io</text:span><text:span text:style-name="T43">)</text:span><text:span text:style-name="T49"> esser l’ultima. Né ha qui luogo, per mio avviso, lo scherzo delle parole che ben sapete meglio ch’io, che </text:span><text:span text:style-name="T68">infimo</text:span><text:span text:style-name="T49"> in sentimento d’</text:span><text:span text:style-name="T68">ultimo</text:span><text:span text:style-name="T49">, e nell’approvate scritture e nel domestico favellare, è in uso in tutti i linguaggi.</text:span></text:p>
      <text:p text:style-name="P21"/>
      <text:p text:style-name="P21">Dialogo [10]: </text:p>
      <text:p text:style-name="P49"><text:soft-page-break/>ATTENDOLO: —dove l’ingegno del poeta ha largo campo da spatiarsi e da procacciarsi honore; oltre che più difficil cosa è frametter mezi favolosi nell’attion d’una istoria che fingere favola non più intesa. </text:p>
      <text:p text:style-name="P21"/>
      <text:p text:style-name="P21">Crusca [10]: Vuol dire che leggier cosa è fingere un argomento, ma difficile l’appiccarvi ben le digressioni. <text:span text:style-name="T1">B</text:span>isogna vedere se è vero, e poi se questo basta a conchiuder quel ch’e’ vorrebbe.</text:p>
      <text:p text:style-name="P21"/>
      <text:p text:style-name="Standard"><text:span text:style-name="T160">Replica [10]: Trametter mezi favolosi non vuol dir solamente l’appicco delle digressioni. Ma io volsi dire che facil cosa è il formar l’argomento d’una favola non più intesa, ma che difficil sia poi riempiere l’attion d’una istoria di mezi favolosi. </text:span><text:span text:style-name="T157">E</text:span><text:span text:style-name="T160">t per mezi favolosi intesi non solo gli episodii che servono per far grande il corpo della favola, et per ornamento di esso corpo, ma anche il connettimento delle cose che formano l’argomento, etiandio senza le digressioni. Et che ciò sia vero, si ha di mente d’</text:span><text:span text:style-name="edautoridad"><text:span text:style-name="T160">Aristotile</text:span></text:span><text:span text:style-name="T160"> et d’ogni suo chiosatore che </text:span><text:span text:style-name="edautoridad"><text:span text:style-name="T160">Agatone</text:span></text:span><text:span text:style-name="T160"> non hebbe tanta fatica nel ritrovar tutto l’argomento della sua favola et nel fingere tutti i nomi delle persone, quanta hebbe </text:span><text:span text:style-name="edautoridad"><text:span text:style-name="T160">Euripide</text:span></text:span><text:span text:style-name="T160"> et </text:span><text:span text:style-name="edautoridad"><text:span text:style-name="T160">Sofocle</text:span></text:span><text:span text:style-name="T160"> nel favoleggiar sopra cose avvenute et nomi reali, riempiendo gli argomenti delle lor favole [p.20] et conducendoli al suo fine, hora con un mezo favoloso et hora con un altro; sì come chiaramente si vede nella </text:span><text:span text:style-name="title"><text:span text:style-name="T160">tragedia d’Oreste</text:span></text:span><text:span text:style-name="T160">, la quale secondo l’istoria ha per suo fine l’uccisione di </text:span><text:span text:style-name="persname"><text:span text:style-name="T160">Clitennestra</text:span></text:span><text:span text:style-name="T160">. </text:span><text:span text:style-name="T157">M</text:span><text:span text:style-name="T160">a mentre vien trattata con diversi mezi favolosi, imaginati</text:span><text:span text:style-name="T160"><text:note text:id="ftn54" text:note-class="footnote"><text:note-citation>45</text:note-citation><text:note-body><text:p text:style-name="Footnote">[NDEC] imaginati <text:span text:style-name="T37">R1 R2</text:span> : immaginati <text:span text:style-name="T37">I</text:span></text:p></text:note-body></text:note></text:span><text:span text:style-name="T160"> dall’ingegno de’ poeti, per diverse vie perviene al suo fine, che è la predetta uccisione. Hora se questa verità non è bastevole a conchiudere quel ch’io vorrei, che è che il poeta possa poetar sopra storia, me ne rimetto al giudicio de gli intendenti; et a quanto ne ho ragionato di sopra nella </text:span><text:span text:style-name="ref"><text:span text:style-name="T160">replica quinta</text:span></text:span><text:span text:style-name="T160"> et a quanto ne diremo etiandio nella </text:span><text:span text:style-name="ref"><text:span text:style-name="T160">cinquantesima ottava</text:span></text:span><text:span text:style-name="T160">. </text:span></text:p>
      <text:p text:style-name="P21"/>
      <text:p text:style-name="Standard"><text:span text:style-name="T160">Infarinato [10]: O gli episodi o quello che ora dite che v’intendiate per favolosi mezzi e riempimenti, non hanno per vero gli </text:span><text:span text:style-name="edpolemista"><text:span text:style-name="T160">Accademici della Crusca</text:span></text:span><text:span text:style-name="T160"> che sia più agevole il far tutta una favola che stia bene, che il discostarsi in alcune parti da una che già sia fatta; e niegan che ciò affermasse mai </text:span><text:span text:style-name="edautoridad"><text:span text:style-name="T160">Aristotile</text:span></text:span><text:span text:style-name="T160">. </text:span><text:span text:style-name="T157">N</text:span><text:span text:style-name="T160">é anche credono che dove e’ parla nella </text:span><text:span text:style-name="title"><text:span text:style-name="T160">Poetica</text:span></text:span><text:span text:style-name="T160"> di questi mezzi onde si variano le favole (nel qual luogo dello scioglimento e del legamento dal medesimo si ragiona)</text:span><text:span text:style-name="T160"><text:note text:id="ftn55" text:note-class="footnote"><text:note-citation>46</text:note-citation><text:note-body><text:p text:style-name="P1">[NDE] Aristotele parla dei problemi narrativi del <text:span text:style-name="T84">«</text:span>nodo<text:span text:style-name="T84">»</text:span> e del <text:span text:style-name="T84">«</text:span>scioglimento<text:span text:style-name="T84">»</text:span> (qui <text:span text:style-name="T84">«</text:span>legamento<text:span text:style-name="T84">»</text:span>) in <text:span text:style-name="T37">Poetica</text:span>, 1455b, <text:span text:style-name="T17">24-26</text:span>.</text:p></text:note-body></text:note></text:span><text:span text:style-name="T160">, né in altro di </text:span><text:span text:style-name="title"><text:span text:style-name="T160">quel libretto,</text:span></text:span><text:span text:style-name="T160"> ritrar si possa da sue parole o da suoi concetti per verisimil consequenza sì fatta conclusione. </text:span></text:p>
      <text:p text:style-name="P21"/>
      <text:p text:style-name="P23"><text:span text:style-name="quote"><text:span text:style-name="T208">E quando pur si potesse e fosse più malagevole il far la parte, che ‘l tutto ritorno a dir con la </text:span></text:span><text:span text:style-name="edpolemista"><text:span text:style-name="T161">Crusca</text:span></text:span><text:span text:style-name="quote"><text:span text:style-name="T208">, ma più espressamente ch’ella non fece che non sarebbe sofficiente a conchiuder ciò che vorreste, cioè che più si debba lodar colui che favoleggia sopra la verità d’una storia, che chi truova tutta la favola, che ciò è la conclusione che avete tolto a provare, [pg.21] come si legge nello stesso vostro </text:span></text:span><text:span text:style-name="title"><text:span text:style-name="T161">Dialogo</text:span></text:span><text:span text:style-name="quote"><text:span text:style-name="T208"> sopra la vostra </text:span></text:span><text:span text:style-name="ref"><text:span text:style-name="T161">quinta replica</text:span></text:span><text:span text:style-name="quote"><text:span text:style-name="T208"> con le medesime parole appunto. Cotale è </text:span></text:span><text:span text:style-name="quote"><text:span text:style-name="T209">(</text:span></text:span><text:span text:style-name="quote"><text:span text:style-name="T208">dico</text:span></text:span><text:span text:style-name="quote"><text:span text:style-name="T209">)</text:span></text:span><text:span text:style-name="quote"><text:span text:style-name="T208"> ciò che tolto avete a provare, e non che ‘l poeta possa poetar sopra storia, come ora dite, mutando il termine della querela. Ho detto non esser sofficiente, percioché, quantunque la difficultà concorra spesso con altre cose a render più degna l’operazione, non per tanto non basta ella verso di sé a farlo assolutamente: altramenti l’andar sul canapo e ‘l giocolarvi sarebbe più nobile opera che ‘l tornea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Lucida 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title" style:family="text">
      <style:text-properties fo:color="#0000ff"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polemista" style:family="text">
      <style:text-properties fo:color="#ff3333"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lieu" style:family="text">
      <style:text-properties fo:color="#cc99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ref" style:family="text">
      <style:text-properties fo:color="#6600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edautoridad" style:family="text">
      <style:text-properties fo:color="#00cccc"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quote" style:family="text">
      <style:text-properties fo:color="#00cc00" style:font-name="Times New Roman" fo:font-size="12pt" fo:language="it" fo:country="IT" style:letter-kerning="true" style:font-name-asian="SimSun1" style:font-size-asian="12pt" style:language-asian="zh" style:country-asian="CN" style:font-name-complex="Lucida Sans2" style:font-size-complex="12pt" style:language-complex="hi" style:country-complex="IN"/>
    </style:style>
    <style:style style:name="test" style:family="text" style:parent-style-name="edpolemista">
      <style:text-properties fo:color="#ff0000" style:font-name="Times New Roman" fo:font-size="12pt" fo:language="it" fo:country="IT" style:letter-kerning="true" style:font-name-asian="SimSun1" style:font-size-asian="12pt" style:language-asian="zh" style:country-asian="CN" style:font-name-complex="Times New Roman" style:font-size-complex="12pt" style:language-complex="hi" style:country-complex="IN"/>
    </style:style>
    <style:style style:name="persname" style:family="text">
      <style:text-properties fo:color="#ff00ff" fo:language="en" fo:country="US" style:language-asian="zh" style:country-asian="CN"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G</meta:initial-creator>
    <meta:creation-date>2017-12-21T15:04:45</meta:creation-date>
    <meta:editing-duration>P43DT11H33M6S</meta:editing-duration>
    <meta:generator>OpenOffice/4.1.5$Win32 OpenOffice.org_project/415m1$Build-9789</meta:generator>
    <dc:date>2019-01-28T11:10:11.32</dc:date>
    <dc:creator>Chris G</dc:creator>
    <meta:editing-cycles>300</meta:editing-cycles>
    <meta:document-statistic meta:table-count="0" meta:image-count="0" meta:object-count="0" meta:page-count="11" meta:paragraph-count="136" meta:word-count="7030" meta:character-count="42832"/>
  </office:meta>
</office:document-meta>
</file>